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2.905cm" style:rel-column-width="7408*"/>
    </style:style>
    <style:style style:name="Tabela1.B" style:family="table-column">
      <style:table-column-properties style:column-width="7.384cm" style:rel-column-width="18828*"/>
    </style:style>
    <style:style style:name="Tabela1.C" style:family="table-column">
      <style:table-column-properties style:column-width="5.821cm" style:rel-column-width="14843*"/>
    </style:style>
    <style:style style:name="Tabela1.D" style:family="table-column">
      <style:table-column-properties style:column-width="1.293cm" style:rel-column-width="3296*"/>
    </style:style>
    <style:style style:name="Tabela1.E" style:family="table-column">
      <style:table-column-properties style:column-width="0.794cm" style:rel-column-width="2024*"/>
    </style:style>
    <style:style style:name="Tabela1.F" style:family="table-column">
      <style:table-column-properties style:column-width="0.088cm" style:rel-column-width="224*"/>
    </style:style>
    <style:style style:name="Tabela1.G" style:family="table-column">
      <style:table-column-properties style:column-width="0.116cm" style:rel-column-width="296*"/>
    </style:style>
    <style:style style:name="Tabela1.H" style:family="table-column">
      <style:table-column-properties style:column-width="0.25cm" style:rel-column-width="638*"/>
    </style:style>
    <style:style style:name="Tabela1.I" style:family="table-column">
      <style:table-column-properties style:column-width="0.661cm" style:rel-column-width="1686*"/>
    </style:style>
    <style:style style:name="Tabela1.J" style:family="table-column">
      <style:table-column-properties style:column-width="0.609cm" style:rel-column-width="1551*"/>
    </style:style>
    <style:style style:name="Tabela1.K" style:family="table-column">
      <style:table-column-properties style:column-width="0.272cm" style:rel-column-width="692*"/>
    </style:style>
    <style:style style:name="Tabela1.L" style:family="table-column">
      <style:table-column-properties style:column-width="1cm" style:rel-column-width="2550*"/>
    </style:style>
    <style:style style:name="Tabela1.M" style:family="table-column">
      <style:table-column-properties style:column-width="2.293cm" style:rel-column-width="5847*"/>
    </style:style>
    <style:style style:name="Tabela1.N" style:family="table-column">
      <style:table-column-properties style:column-width="2.217cm" style:rel-column-width="5652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N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N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204526" officeooo:paragraph-rsid="00204526" style:font-size-asian="10pt" style:font-size-complex="10pt"/>
    </style:style>
    <style:style style:name="P3" style:family="paragraph" style:parent-style-name="Table_20_Contents">
      <style:text-properties fo:font-size="10pt" officeooo:rsid="0021e9b0" officeooo:paragraph-rsid="0021e9b0" style:font-size-asian="10pt" style:font-size-complex="10pt"/>
    </style:style>
    <style:style style:name="P4" style:family="paragraph" style:parent-style-name="Table_20_Contents">
      <style:text-properties fo:font-size="10pt" officeooo:rsid="00248a16" officeooo:paragraph-rsid="00248a16" style:font-size-asian="10pt" style:font-size-complex="10pt"/>
    </style:style>
    <style:style style:name="P5" style:family="paragraph" style:parent-style-name="Table_20_Contents">
      <style:text-properties fo:font-size="10pt" officeooo:rsid="00267b6f" officeooo:paragraph-rsid="00267b6f" style:font-size-asian="10pt" style:font-size-complex="10pt"/>
    </style:style>
    <style:style style:name="P6" style:family="paragraph" style:parent-style-name="Table_20_Contents">
      <style:text-properties fo:font-size="10pt" officeooo:rsid="00267b6f" officeooo:paragraph-rsid="00275378" style:font-size-asian="10pt" style:font-size-complex="10pt"/>
    </style:style>
    <style:style style:name="P7" style:family="paragraph" style:parent-style-name="Table_20_Contents">
      <style:text-properties fo:font-size="10pt" officeooo:rsid="00267b6f" officeooo:paragraph-rsid="0031a2d1" style:font-size-asian="10pt" style:font-size-complex="10pt"/>
    </style:style>
    <style:style style:name="P8" style:family="paragraph" style:parent-style-name="Table_20_Contents">
      <style:text-properties fo:font-size="10pt" officeooo:rsid="00267b6f" officeooo:paragraph-rsid="00af98b4" style:font-size-asian="10pt" style:font-size-complex="10pt"/>
    </style:style>
    <style:style style:name="P9" style:family="paragraph" style:parent-style-name="Table_20_Contents">
      <style:text-properties fo:font-size="10pt" officeooo:rsid="00275378" officeooo:paragraph-rsid="00275378" style:font-size-asian="10pt" style:font-size-complex="10pt"/>
    </style:style>
    <style:style style:name="P10" style:family="paragraph" style:parent-style-name="Table_20_Contents">
      <style:text-properties fo:font-size="10pt" officeooo:rsid="0027d25b" officeooo:paragraph-rsid="0027d25b" style:font-size-asian="10pt" style:font-size-complex="10pt"/>
    </style:style>
    <style:style style:name="P11" style:family="paragraph" style:parent-style-name="Table_20_Contents">
      <style:text-properties fo:font-size="10pt" officeooo:rsid="00293548" officeooo:paragraph-rsid="00293548" style:font-size-asian="10pt" style:font-size-complex="10pt"/>
    </style:style>
    <style:style style:name="P12" style:family="paragraph" style:parent-style-name="Table_20_Contents">
      <style:text-properties fo:font-size="10pt" officeooo:rsid="002c9b06" officeooo:paragraph-rsid="002c9b06" style:font-size-asian="10pt" style:font-size-complex="10pt"/>
    </style:style>
    <style:style style:name="P13" style:family="paragraph" style:parent-style-name="Table_20_Contents">
      <style:text-properties fo:font-size="10pt" officeooo:rsid="002ace3a" officeooo:paragraph-rsid="002ace3a" style:font-size-asian="10pt" style:font-size-complex="10pt"/>
    </style:style>
    <style:style style:name="P14" style:family="paragraph" style:parent-style-name="Table_20_Contents">
      <style:text-properties fo:font-size="10pt" officeooo:rsid="0030803f" officeooo:paragraph-rsid="0030803f" style:font-size-asian="10pt" style:font-size-complex="10pt"/>
    </style:style>
    <style:style style:name="P15" style:family="paragraph" style:parent-style-name="Table_20_Contents">
      <style:text-properties fo:font-size="10pt" officeooo:rsid="002cfa1a" officeooo:paragraph-rsid="0031a2d1" style:font-size-asian="10pt" style:font-size-complex="10pt"/>
    </style:style>
    <style:style style:name="P16" style:family="paragraph" style:parent-style-name="Table_20_Contents">
      <style:text-properties fo:font-size="10pt" officeooo:rsid="002cfa1a" officeooo:paragraph-rsid="003407a6" style:font-size-asian="10pt" style:font-size-complex="10pt"/>
    </style:style>
    <style:style style:name="P17" style:family="paragraph" style:parent-style-name="Table_20_Contents">
      <style:text-properties fo:font-size="10pt" officeooo:rsid="00321d72" officeooo:paragraph-rsid="00321d72" style:font-size-asian="10pt" style:font-size-complex="10pt"/>
    </style:style>
    <style:style style:name="P18" style:family="paragraph" style:parent-style-name="Table_20_Contents">
      <style:text-properties fo:font-size="10pt" officeooo:rsid="003407a6" officeooo:paragraph-rsid="003407a6" style:font-size-asian="10pt" style:font-size-complex="10pt"/>
    </style:style>
    <style:style style:name="P19" style:family="paragraph" style:parent-style-name="Table_20_Contents">
      <style:text-properties fo:font-size="10pt" officeooo:rsid="0039636f" officeooo:paragraph-rsid="0039636f" style:font-size-asian="10pt" style:font-size-complex="10pt"/>
    </style:style>
    <style:style style:name="P20" style:family="paragraph" style:parent-style-name="Table_20_Contents">
      <style:text-properties fo:font-size="10pt" officeooo:rsid="003a9edd" officeooo:paragraph-rsid="003a9edd" style:font-size-asian="10pt" style:font-size-complex="10pt"/>
    </style:style>
    <style:style style:name="P21" style:family="paragraph" style:parent-style-name="Table_20_Contents">
      <style:text-properties fo:font-size="10pt" officeooo:rsid="003bc829" officeooo:paragraph-rsid="003bc829" style:font-size-asian="10pt" style:font-size-complex="10pt"/>
    </style:style>
    <style:style style:name="P22" style:family="paragraph" style:parent-style-name="Table_20_Contents">
      <style:text-properties fo:font-size="10pt" officeooo:rsid="003dbd54" officeooo:paragraph-rsid="003dbd54" style:font-size-asian="10pt" style:font-size-complex="10pt"/>
    </style:style>
    <style:style style:name="P23" style:family="paragraph" style:parent-style-name="Table_20_Contents">
      <style:text-properties fo:font-size="10pt" officeooo:rsid="0040e7bd" officeooo:paragraph-rsid="0040e7bd" style:font-size-asian="10pt" style:font-size-complex="10pt"/>
    </style:style>
    <style:style style:name="P24" style:family="paragraph" style:parent-style-name="Table_20_Contents">
      <style:text-properties fo:font-size="10pt" officeooo:rsid="0042e983" officeooo:paragraph-rsid="0042e983" style:font-size-asian="10pt" style:font-size-complex="10pt"/>
    </style:style>
    <style:style style:name="P25" style:family="paragraph" style:parent-style-name="Table_20_Contents">
      <style:text-properties fo:font-size="10pt" officeooo:rsid="004a06c1" officeooo:paragraph-rsid="004a8715" style:font-size-asian="10pt" style:font-size-complex="10pt"/>
    </style:style>
    <style:style style:name="P26" style:family="paragraph" style:parent-style-name="Table_20_Contents">
      <style:text-properties fo:font-size="10pt" officeooo:rsid="004a8715" officeooo:paragraph-rsid="004a8715" style:font-size-asian="10pt" style:font-size-complex="10pt"/>
    </style:style>
    <style:style style:name="P27" style:family="paragraph" style:parent-style-name="Table_20_Contents">
      <style:text-properties fo:font-size="10pt" officeooo:rsid="004c50cd" officeooo:paragraph-rsid="004c50cd" style:font-size-asian="10pt" style:font-size-complex="10pt"/>
    </style:style>
    <style:style style:name="P28" style:family="paragraph" style:parent-style-name="Table_20_Contents">
      <style:text-properties fo:font-size="10pt" officeooo:rsid="004cafdf" officeooo:paragraph-rsid="004cafdf" style:font-size-asian="10pt" style:font-size-complex="10pt"/>
    </style:style>
    <style:style style:name="P29" style:family="paragraph" style:parent-style-name="Table_20_Contents">
      <style:text-properties fo:font-size="10pt" officeooo:rsid="004e6547" officeooo:paragraph-rsid="004e6547" style:font-size-asian="10pt" style:font-size-complex="10pt"/>
    </style:style>
    <style:style style:name="P30" style:family="paragraph" style:parent-style-name="Table_20_Contents">
      <style:text-properties fo:font-size="10pt" officeooo:rsid="004f3072" officeooo:paragraph-rsid="004f3072" style:font-size-asian="10pt" style:font-size-complex="10pt"/>
    </style:style>
    <style:style style:name="P31" style:family="paragraph" style:parent-style-name="Table_20_Contents">
      <style:text-properties fo:font-size="10pt" officeooo:rsid="00511c91" officeooo:paragraph-rsid="00511c91" style:font-size-asian="10pt" style:font-size-complex="10pt"/>
    </style:style>
    <style:style style:name="P32" style:family="paragraph" style:parent-style-name="Table_20_Contents">
      <style:text-properties fo:font-size="10pt" officeooo:rsid="0052d286" officeooo:paragraph-rsid="0052d286" style:font-size-asian="10pt" style:font-size-complex="10pt"/>
    </style:style>
    <style:style style:name="P33" style:family="paragraph" style:parent-style-name="Table_20_Contents">
      <style:text-properties fo:font-size="10pt" officeooo:rsid="0055041e" officeooo:paragraph-rsid="0055041e" style:font-size-asian="10pt" style:font-size-complex="10pt"/>
    </style:style>
    <style:style style:name="P34" style:family="paragraph" style:parent-style-name="Table_20_Contents">
      <style:text-properties fo:font-size="10pt" officeooo:rsid="00562e9e" officeooo:paragraph-rsid="00562e9e" style:font-size-asian="10pt" style:font-size-complex="10pt"/>
    </style:style>
    <style:style style:name="P35" style:family="paragraph" style:parent-style-name="Table_20_Contents">
      <style:text-properties fo:font-size="10pt" officeooo:rsid="00598efe" officeooo:paragraph-rsid="00598efe" style:font-size-asian="10pt" style:font-size-complex="10pt"/>
    </style:style>
    <style:style style:name="P36" style:family="paragraph" style:parent-style-name="Table_20_Contents">
      <style:text-properties fo:font-size="10pt" officeooo:rsid="005b7fd3" officeooo:paragraph-rsid="005b7fd3" style:font-size-asian="10pt" style:font-size-complex="10pt"/>
    </style:style>
    <style:style style:name="P37" style:family="paragraph" style:parent-style-name="Table_20_Contents">
      <style:text-properties fo:font-size="10pt" officeooo:rsid="005bce71" officeooo:paragraph-rsid="005bce71" style:font-size-asian="10pt" style:font-size-complex="10pt"/>
    </style:style>
    <style:style style:name="P38" style:family="paragraph" style:parent-style-name="Table_20_Contents">
      <style:text-properties fo:font-size="10pt" officeooo:rsid="005c24a3" officeooo:paragraph-rsid="005c24a3" style:font-size-asian="10pt" style:font-size-complex="10pt"/>
    </style:style>
    <style:style style:name="P39" style:family="paragraph" style:parent-style-name="Table_20_Contents">
      <style:text-properties fo:font-size="10pt" officeooo:rsid="005c24a3" officeooo:paragraph-rsid="0093a6f9" style:font-size-asian="10pt" style:font-size-complex="10pt"/>
    </style:style>
    <style:style style:name="P40" style:family="paragraph" style:parent-style-name="Table_20_Contents">
      <style:text-properties fo:font-size="10pt" officeooo:rsid="005c5d93" officeooo:paragraph-rsid="005c5d93" style:font-size-asian="10pt" style:font-size-complex="10pt"/>
    </style:style>
    <style:style style:name="P41" style:family="paragraph" style:parent-style-name="Table_20_Contents">
      <style:text-properties fo:font-size="10pt" officeooo:rsid="005e8324" officeooo:paragraph-rsid="005e8324" style:font-size-asian="10pt" style:font-size-complex="10pt"/>
    </style:style>
    <style:style style:name="P42" style:family="paragraph" style:parent-style-name="Table_20_Contents">
      <style:text-properties fo:font-size="10pt" officeooo:rsid="005e8324" officeooo:paragraph-rsid="00618a3a" style:font-size-asian="10pt" style:font-size-complex="10pt"/>
    </style:style>
    <style:style style:name="P43" style:family="paragraph" style:parent-style-name="Table_20_Contents">
      <style:text-properties fo:font-size="10pt" officeooo:rsid="005f99db" officeooo:paragraph-rsid="005f99db" style:font-size-asian="10pt" style:font-size-complex="10pt"/>
    </style:style>
    <style:style style:name="P44" style:family="paragraph" style:parent-style-name="Table_20_Contents">
      <style:text-properties fo:font-size="10pt" officeooo:rsid="00636fc4" officeooo:paragraph-rsid="00636fc4" style:font-size-asian="10pt" style:font-size-complex="10pt"/>
    </style:style>
    <style:style style:name="P45" style:family="paragraph" style:parent-style-name="Table_20_Contents">
      <style:text-properties fo:font-size="10pt" officeooo:rsid="006800e9" officeooo:paragraph-rsid="006800e9" style:font-size-asian="10pt" style:font-size-complex="10pt"/>
    </style:style>
    <style:style style:name="P46" style:family="paragraph" style:parent-style-name="Table_20_Contents">
      <style:text-properties fo:font-size="10pt" officeooo:rsid="006cb48a" officeooo:paragraph-rsid="006cb48a" style:font-size-asian="10pt" style:font-size-complex="10pt"/>
    </style:style>
    <style:style style:name="P47" style:family="paragraph" style:parent-style-name="Table_20_Contents">
      <style:text-properties fo:font-size="10pt" officeooo:rsid="00722b52" officeooo:paragraph-rsid="00722b52" style:font-size-asian="10pt" style:font-size-complex="10pt"/>
    </style:style>
    <style:style style:name="P48" style:family="paragraph" style:parent-style-name="Table_20_Contents">
      <style:text-properties fo:font-size="10pt" officeooo:rsid="007ff4f4" officeooo:paragraph-rsid="007ff4f4" style:font-size-asian="10pt" style:font-size-complex="10pt"/>
    </style:style>
    <style:style style:name="P49" style:family="paragraph" style:parent-style-name="Table_20_Contents">
      <style:text-properties fo:font-size="10pt" officeooo:rsid="0082a074" officeooo:paragraph-rsid="0082a074" style:font-size-asian="10pt" style:font-size-complex="10pt"/>
    </style:style>
    <style:style style:name="P50" style:family="paragraph" style:parent-style-name="Table_20_Contents">
      <style:text-properties fo:font-size="10pt" officeooo:rsid="00833095" officeooo:paragraph-rsid="00833095" style:font-size-asian="10pt" style:font-size-complex="10pt"/>
    </style:style>
    <style:style style:name="P51" style:family="paragraph" style:parent-style-name="Table_20_Contents">
      <style:text-properties fo:font-size="10pt" officeooo:rsid="0087b35f" officeooo:paragraph-rsid="0087b35f" style:font-size-asian="10pt" style:font-size-complex="10pt"/>
    </style:style>
    <style:style style:name="P52" style:family="paragraph" style:parent-style-name="Table_20_Contents">
      <style:text-properties fo:font-size="10pt" officeooo:rsid="0087b35f" officeooo:paragraph-rsid="009f8629" style:font-size-asian="10pt" style:font-size-complex="10pt"/>
    </style:style>
    <style:style style:name="P53" style:family="paragraph" style:parent-style-name="Table_20_Contents">
      <style:text-properties fo:font-size="10pt" officeooo:rsid="0087b35f" officeooo:paragraph-rsid="00ac29af" style:font-size-asian="10pt" style:font-size-complex="10pt"/>
    </style:style>
    <style:style style:name="P54" style:family="paragraph" style:parent-style-name="Table_20_Contents">
      <style:text-properties fo:font-size="10pt" officeooo:rsid="00883e2a" officeooo:paragraph-rsid="00883e2a" style:font-size-asian="10pt" style:font-size-complex="10pt"/>
    </style:style>
    <style:style style:name="P55" style:family="paragraph" style:parent-style-name="Table_20_Contents">
      <style:text-properties fo:font-size="10pt" officeooo:rsid="00422a8f" officeooo:paragraph-rsid="00894b84" style:font-size-asian="10pt" style:font-size-complex="10pt"/>
    </style:style>
    <style:style style:name="P56" style:family="paragraph" style:parent-style-name="Table_20_Contents">
      <style:text-properties fo:font-size="10pt" officeooo:rsid="008c4eca" officeooo:paragraph-rsid="008c4eca" style:font-size-asian="10pt" style:font-size-complex="10pt"/>
    </style:style>
    <style:style style:name="P57" style:family="paragraph" style:parent-style-name="Table_20_Contents">
      <style:text-properties fo:font-size="10pt" officeooo:rsid="0093a6f9" officeooo:paragraph-rsid="0093a6f9" style:font-size-asian="10pt" style:font-size-complex="10pt"/>
    </style:style>
    <style:style style:name="P58" style:family="paragraph" style:parent-style-name="Table_20_Contents">
      <style:text-properties fo:font-size="10pt" officeooo:rsid="009f8629" officeooo:paragraph-rsid="009f8629" style:font-size-asian="10pt" style:font-size-complex="10pt"/>
    </style:style>
    <style:style style:name="P59" style:family="paragraph" style:parent-style-name="Table_20_Contents">
      <style:text-properties fo:font-size="10pt" officeooo:rsid="009fa39f" officeooo:paragraph-rsid="009fa39f" style:font-size-asian="10pt" style:font-size-complex="10pt"/>
    </style:style>
    <style:style style:name="P60" style:family="paragraph" style:parent-style-name="Table_20_Contents">
      <style:text-properties fo:font-size="10pt" officeooo:rsid="00a28336" officeooo:paragraph-rsid="00a28336" style:font-size-asian="10pt" style:font-size-complex="10pt"/>
    </style:style>
    <style:style style:name="P61" style:family="paragraph" style:parent-style-name="Table_20_Contents">
      <style:text-properties fo:font-size="10pt" officeooo:rsid="00a2eb5f" officeooo:paragraph-rsid="00a2eb5f" style:font-size-asian="10pt" style:font-size-complex="10pt"/>
    </style:style>
    <style:style style:name="P62" style:family="paragraph" style:parent-style-name="Table_20_Contents">
      <style:text-properties fo:font-size="10pt" officeooo:rsid="00a532be" officeooo:paragraph-rsid="00a532be" style:font-size-asian="10pt" style:font-size-complex="10pt"/>
    </style:style>
    <style:style style:name="P63" style:family="paragraph" style:parent-style-name="Table_20_Contents">
      <style:text-properties fo:font-size="10pt" officeooo:rsid="00a64311" officeooo:paragraph-rsid="00a64311" style:font-size-asian="10pt" style:font-size-complex="10pt"/>
    </style:style>
    <style:style style:name="P64" style:family="paragraph" style:parent-style-name="Table_20_Contents">
      <style:text-properties fo:font-size="10pt" officeooo:rsid="00a64311" officeooo:paragraph-rsid="00a9bc68" style:font-size-asian="10pt" style:font-size-complex="10pt"/>
    </style:style>
    <style:style style:name="P65" style:family="paragraph" style:parent-style-name="Table_20_Contents">
      <style:text-properties fo:font-size="10pt" officeooo:rsid="00abc3a2" officeooo:paragraph-rsid="00abc3a2" style:font-size-asian="10pt" style:font-size-complex="10pt"/>
    </style:style>
    <style:style style:name="P66" style:family="paragraph" style:parent-style-name="Table_20_Contents">
      <style:text-properties fo:font-size="10pt" officeooo:rsid="009c79a5" officeooo:paragraph-rsid="009f8629" style:font-size-asian="10pt" style:font-size-complex="10pt"/>
    </style:style>
    <style:style style:name="P67" style:family="paragraph" style:parent-style-name="Table_20_Contents">
      <style:text-properties fo:font-size="10pt" officeooo:rsid="00a9bc68" officeooo:paragraph-rsid="00a9bc68" style:font-size-asian="10pt" style:font-size-complex="10pt"/>
    </style:style>
    <style:style style:name="P68" style:family="paragraph" style:parent-style-name="Table_20_Contents">
      <style:text-properties fo:font-size="10pt" officeooo:rsid="00af98b4" officeooo:paragraph-rsid="00af98b4" style:font-size-asian="10pt" style:font-size-complex="10pt"/>
    </style:style>
    <style:style style:name="P69" style:family="paragraph" style:parent-style-name="Table_20_Contents">
      <style:text-properties fo:font-size="10pt" fo:font-weight="bold" officeooo:rsid="002c9b06" officeooo:paragraph-rsid="002c9b06" style:font-size-asian="10pt" style:font-weight-asian="bold" style:font-size-complex="10pt" style:font-weight-complex="bold"/>
    </style:style>
    <style:style style:name="P70" style:family="paragraph" style:parent-style-name="Table_20_Contents">
      <style:text-properties fo:font-size="10pt" fo:font-weight="normal" officeooo:rsid="002c9b06" officeooo:paragraph-rsid="002c9b06" style:font-size-asian="10pt" style:font-weight-asian="normal" style:font-size-complex="10pt" style:font-weight-complex="normal"/>
    </style:style>
    <style:style style:name="P71" style:family="paragraph" style:parent-style-name="Table_20_Contents">
      <style:text-properties fo:font-size="10pt" fo:font-weight="normal" officeooo:rsid="002cfa1a" officeooo:paragraph-rsid="0031a2d1" style:font-size-asian="10pt" style:font-weight-asian="normal" style:font-size-complex="10pt" style:font-weight-complex="normal"/>
    </style:style>
    <style:style style:name="P72" style:family="paragraph" style:parent-style-name="Table_20_Contents">
      <style:text-properties fo:font-size="10pt" fo:font-weight="normal" officeooo:rsid="007e6da6" officeooo:paragraph-rsid="007e6da6" style:font-size-asian="10pt" style:font-weight-asian="normal" style:font-size-complex="10pt" style:font-weight-complex="normal"/>
    </style:style>
    <style:style style:name="P73" style:family="paragraph" style:parent-style-name="Table_20_Contents">
      <style:text-properties style:font-name="Liberation Serif" fo:font-size="10pt" style:font-size-asian="10pt" style:font-size-complex="10pt"/>
    </style:style>
    <style:style style:name="P74" style:family="paragraph" style:parent-style-name="Table_20_Contents">
      <style:text-properties style:font-name="Liberation Serif" fo:font-size="10pt" officeooo:rsid="001e6dbd" officeooo:paragraph-rsid="001e6dbd" style:font-size-asian="10pt" style:font-size-complex="10pt"/>
    </style:style>
    <style:style style:name="P75" style:family="paragraph" style:parent-style-name="Table_20_Contents">
      <style:text-properties officeooo:paragraph-rsid="0085c56f"/>
    </style:style>
    <style:style style:name="P76" style:family="paragraph" style:parent-style-name="Table_20_Contents">
      <style:text-properties fo:font-size="12pt" fo:font-weight="bold" officeooo:rsid="001edeab" officeooo:paragraph-rsid="001edeab" style:font-size-asian="12pt" style:font-weight-asian="bold" style:font-size-complex="12pt" style:font-weight-complex="bold"/>
    </style:style>
    <style:style style:name="P77" style:family="paragraph" style:parent-style-name="Table_20_Contents">
      <style:text-properties fo:font-size="12pt" fo:font-weight="bold" officeooo:rsid="00275378" officeooo:paragraph-rsid="00275378" style:font-size-asian="12pt" style:font-weight-asian="bold" style:font-size-complex="12pt" style:font-weight-complex="bold"/>
    </style:style>
    <style:style style:name="P78" style:family="paragraph" style:parent-style-name="Table_20_Contents">
      <style:text-properties fo:font-size="12pt" fo:font-weight="bold" officeooo:rsid="0031a2d1" officeooo:paragraph-rsid="0031a2d1" style:font-size-asian="12pt" style:font-weight-asian="bold" style:font-size-complex="12pt" style:font-weight-complex="bold"/>
    </style:style>
    <style:style style:name="P79" style:family="paragraph" style:parent-style-name="Table_20_Contents">
      <style:text-properties fo:font-size="12pt" fo:font-weight="bold" officeooo:rsid="001e6dbd" officeooo:paragraph-rsid="001e6dbd" style:font-size-asian="12pt" style:font-weight-asian="bold" style:font-size-complex="12pt" style:font-weight-complex="bold"/>
    </style:style>
    <style:style style:name="P80" style:family="paragraph" style:parent-style-name="Text_20_body">
      <style:text-properties fo:font-variant="normal" fo:text-transform="none" fo:color="#111111" style:font-name="Liberation Serif" fo:font-size="10pt" fo:letter-spacing="normal" fo:font-style="normal" fo:font-weight="normal" style:font-size-asian="10pt" style:font-size-complex="10pt"/>
    </style:style>
    <style:style style:name="P81" style:family="paragraph" style:parent-style-name="Text_20_body">
      <style:text-properties fo:font-variant="normal" fo:text-transform="none" fo:color="#111111" style:font-name="Liberation Serif" fo:font-size="10pt" fo:letter-spacing="normal" fo:font-style="normal" fo:font-weight="normal" officeooo:rsid="002edfd1" officeooo:paragraph-rsid="002edfd1" style:font-size-asian="10pt" style:font-size-complex="10pt"/>
    </style:style>
    <style:style style:name="P82" style:family="paragraph" style:parent-style-name="Text_20_body">
      <style:text-properties fo:font-variant="normal" fo:text-transform="none" fo:color="#111111" style:font-name="Liberation Serif" fo:font-size="10pt" fo:letter-spacing="normal" fo:font-style="normal" fo:font-weight="normal" officeooo:rsid="003dbd54" officeooo:paragraph-rsid="003dbd54" style:font-size-asian="10pt" style:font-size-complex="10pt"/>
    </style:style>
    <style:style style:name="P83" style:family="paragraph" style:parent-style-name="Text_20_body">
      <style:text-properties fo:font-variant="normal" fo:text-transform="none" fo:color="#000000" style:font-name="Liberation Serif" fo:font-size="10pt" fo:letter-spacing="normal" fo:font-style="normal" fo:font-weight="normal" officeooo:rsid="003dbd54" officeooo:paragraph-rsid="004a8715" style:font-size-asian="10pt" style:font-size-complex="10pt"/>
    </style:style>
    <style:style style:name="P84" style:family="paragraph" style:parent-style-name="Text_20_body">
      <style:text-properties fo:color="#000000" fo:font-size="10pt" officeooo:paragraph-rsid="004a8715" style:font-size-asian="10pt" style:font-size-complex="10pt"/>
    </style:style>
    <style:style style:name="P85" style:family="paragraph" style:parent-style-name="Text_20_body">
      <style:text-properties fo:color="#000000" fo:font-size="10pt" officeooo:rsid="00566fd5" officeooo:paragraph-rsid="00566fd5" style:font-size-asian="10pt" style:font-size-complex="10pt"/>
    </style:style>
    <style:style style:name="P86" style:family="paragraph" style:parent-style-name="Text_20_body">
      <style:text-properties fo:color="#000000" fo:font-size="10pt" officeooo:rsid="00587803" officeooo:paragraph-rsid="00587803" style:font-size-asian="10pt" style:font-size-complex="10pt"/>
    </style:style>
    <style:style style:name="P87" style:family="paragraph" style:parent-style-name="Text_20_body">
      <style:text-properties fo:color="#000000" fo:font-size="10pt" officeooo:rsid="005911db" officeooo:paragraph-rsid="005911db" style:font-size-asian="10pt" style:font-size-complex="10pt"/>
    </style:style>
    <style:style style:name="P88" style:family="paragraph" style:parent-style-name="Text_20_body">
      <style:text-properties fo:color="#000000" fo:font-size="10pt" officeooo:rsid="005e99fa" officeooo:paragraph-rsid="005e99fa" style:font-size-asian="10pt" style:font-size-complex="10pt"/>
    </style:style>
    <style:style style:name="P89" style:family="paragraph" style:parent-style-name="Text_20_body">
      <style:text-properties fo:color="#000000" fo:font-size="10pt" officeooo:rsid="006ea459" officeooo:paragraph-rsid="006ea459" style:font-size-asian="10pt" style:font-size-complex="10pt"/>
    </style:style>
    <style:style style:name="P90" style:family="paragraph" style:parent-style-name="Text_20_body">
      <style:text-properties fo:color="#000000" fo:font-size="10pt" officeooo:rsid="009f8629" officeooo:paragraph-rsid="009f8629" style:font-size-asian="10pt" style:font-size-complex="10pt"/>
    </style:style>
    <style:style style:name="P91" style:family="paragraph" style:parent-style-name="Text_20_body">
      <style:text-properties fo:color="#000000" fo:font-size="10pt" officeooo:rsid="009fa39f" officeooo:paragraph-rsid="009fa39f" style:font-size-asian="10pt" style:font-size-complex="10pt"/>
    </style:style>
    <style:style style:name="P92" style:family="paragraph" style:parent-style-name="Text_20_body">
      <style:text-properties fo:color="#000000" fo:font-size="10pt" officeooo:rsid="00a14c06" officeooo:paragraph-rsid="00a14c06" style:font-size-asian="10pt" style:font-size-complex="10pt"/>
    </style:style>
    <style:style style:name="P93" style:family="paragraph" style:parent-style-name="Text_20_body">
      <style:paragraph-properties fo:text-align="center" style:justify-single-word="false"/>
    </style:style>
    <style:style style:name="P94" style:family="paragraph" style:parent-style-name="Standard">
      <style:text-properties officeooo:rsid="007d5a87" officeooo:paragraph-rsid="007d5a87"/>
    </style:style>
    <style:style style:name="P95" style:family="paragraph" style:parent-style-name="Standard" style:list-style-name="L21">
      <style:text-properties officeooo:rsid="007d5a87" officeooo:paragraph-rsid="007d5a87"/>
    </style:style>
    <style:style style:name="P96" style:family="paragraph" style:parent-style-name="Standard" style:list-style-name="L21">
      <style:text-properties officeooo:rsid="00ae2517" officeooo:paragraph-rsid="00ae2517"/>
    </style:style>
    <style:style style:name="P97" style:family="paragraph" style:parent-style-name="Table_20_Contents" style:list-style-name="L1">
      <style:text-properties fo:font-size="10pt" officeooo:rsid="0021e9b0" officeooo:paragraph-rsid="0021e9b0" style:font-size-asian="10pt" style:font-size-complex="10pt"/>
    </style:style>
    <style:style style:name="P98" style:family="paragraph" style:parent-style-name="Table_20_Contents" style:list-style-name="L1">
      <style:text-properties fo:font-size="10pt" officeooo:rsid="0022bef8" officeooo:paragraph-rsid="0022bef8" style:font-size-asian="10pt" style:font-size-complex="10pt"/>
    </style:style>
    <style:style style:name="P99" style:family="paragraph" style:parent-style-name="Table_20_Contents" style:list-style-name="L2">
      <style:text-properties fo:font-size="10pt" officeooo:rsid="00248a16" officeooo:paragraph-rsid="00248a16" style:font-size-asian="10pt" style:font-size-complex="10pt"/>
    </style:style>
    <style:style style:name="P100" style:family="paragraph" style:parent-style-name="Table_20_Contents" style:list-style-name="L2">
      <style:text-properties fo:font-size="10pt" officeooo:rsid="001e6dbd" officeooo:paragraph-rsid="00204526" style:font-size-asian="10pt" style:font-size-complex="10pt"/>
    </style:style>
    <style:style style:name="P101" style:family="paragraph" style:parent-style-name="Table_20_Contents" style:list-style-name="L2">
      <style:text-properties fo:font-size="10pt" officeooo:paragraph-rsid="00204526" style:font-size-asian="10pt" style:font-size-complex="10pt"/>
    </style:style>
    <style:style style:name="P102" style:family="paragraph" style:parent-style-name="Table_20_Contents">
      <style:text-properties fo:font-size="10pt" officeooo:rsid="00275378" officeooo:paragraph-rsid="00af98b4" style:font-size-asian="10pt" style:font-size-complex="10pt"/>
    </style:style>
    <style:style style:name="P103" style:family="paragraph" style:parent-style-name="Table_20_Contents" style:list-style-name="L3">
      <style:text-properties fo:font-size="10pt" officeooo:rsid="00293548" officeooo:paragraph-rsid="00293548" style:font-size-asian="10pt" style:font-size-complex="10pt"/>
    </style:style>
    <style:style style:name="P104" style:family="paragraph" style:parent-style-name="Table_20_Contents" style:list-style-name="L4">
      <style:text-properties fo:font-size="10pt" officeooo:rsid="003407a6" officeooo:paragraph-rsid="003407a6" style:font-size-asian="10pt" style:font-size-complex="10pt"/>
    </style:style>
    <style:style style:name="P105" style:family="paragraph" style:parent-style-name="Table_20_Contents" style:list-style-name="L5">
      <style:text-properties fo:font-size="10pt" officeooo:rsid="0030803f" officeooo:paragraph-rsid="0030803f" style:font-size-asian="10pt" style:font-size-complex="10pt"/>
    </style:style>
    <style:style style:name="P106" style:family="paragraph" style:parent-style-name="Table_20_Contents" style:list-style-name="L6">
      <style:text-properties fo:font-size="10pt" officeooo:rsid="0039636f" officeooo:paragraph-rsid="0039636f" style:font-size-asian="10pt" style:font-size-complex="10pt"/>
    </style:style>
    <style:style style:name="P107" style:family="paragraph" style:parent-style-name="Table_20_Contents" style:list-style-name="L7">
      <style:text-properties fo:font-size="10pt" officeooo:rsid="003bc829" officeooo:paragraph-rsid="003bc829" style:font-size-asian="10pt" style:font-size-complex="10pt"/>
    </style:style>
    <style:style style:name="P108" style:family="paragraph" style:parent-style-name="Table_20_Contents" style:list-style-name="L8">
      <style:text-properties fo:font-size="10pt" officeooo:rsid="004a8715" officeooo:paragraph-rsid="004a8715" style:font-size-asian="10pt" style:font-size-complex="10pt"/>
    </style:style>
    <style:style style:name="P109" style:family="paragraph" style:parent-style-name="Table_20_Contents" style:list-style-name="L9">
      <style:text-properties fo:font-size="10pt" officeooo:rsid="004c50cd" officeooo:paragraph-rsid="004c50cd" style:font-size-asian="10pt" style:font-size-complex="10pt"/>
    </style:style>
    <style:style style:name="P110" style:family="paragraph" style:parent-style-name="Table_20_Contents" style:list-style-name="L9">
      <style:text-properties fo:font-size="10pt" officeooo:rsid="004cafdf" officeooo:paragraph-rsid="004cafdf" style:font-size-asian="10pt" style:font-size-complex="10pt"/>
    </style:style>
    <style:style style:name="P111" style:family="paragraph" style:parent-style-name="Table_20_Contents" style:list-style-name="L10">
      <style:text-properties fo:font-size="10pt" officeooo:rsid="0052d286" officeooo:paragraph-rsid="0052d286" style:font-size-asian="10pt" style:font-size-complex="10pt"/>
    </style:style>
    <style:style style:name="P112" style:family="paragraph" style:parent-style-name="Table_20_Contents" style:list-style-name="L11">
      <style:text-properties fo:font-size="10pt" officeooo:rsid="0052d286" officeooo:paragraph-rsid="0052d286" style:font-size-asian="10pt" style:font-size-complex="10pt"/>
    </style:style>
    <style:style style:name="P113" style:family="paragraph" style:parent-style-name="Table_20_Contents" style:list-style-name="L12">
      <style:text-properties fo:font-size="10pt" officeooo:rsid="0055041e" officeooo:paragraph-rsid="0055041e" style:font-size-asian="10pt" style:font-size-complex="10pt"/>
    </style:style>
    <style:style style:name="P114" style:family="paragraph" style:parent-style-name="Table_20_Contents" style:list-style-name="L13">
      <style:text-properties fo:font-size="10pt" officeooo:rsid="0055041e" officeooo:paragraph-rsid="0055041e" style:font-size-asian="10pt" style:font-size-complex="10pt"/>
    </style:style>
    <style:style style:name="P115" style:family="paragraph" style:parent-style-name="Table_20_Contents" style:list-style-name="L14">
      <style:text-properties fo:font-size="10pt" officeooo:rsid="00598efe" officeooo:paragraph-rsid="00598efe" style:font-size-asian="10pt" style:font-size-complex="10pt"/>
    </style:style>
    <style:style style:name="P116" style:family="paragraph" style:parent-style-name="Table_20_Contents" style:list-style-name="L15">
      <style:text-properties fo:font-size="10pt" officeooo:rsid="00636fc4" officeooo:paragraph-rsid="00636fc4" style:font-size-asian="10pt" style:font-size-complex="10pt"/>
    </style:style>
    <style:style style:name="P117" style:family="paragraph" style:parent-style-name="Table_20_Contents" style:list-style-name="L15">
      <style:text-properties fo:font-size="10pt" officeooo:rsid="006728a2" officeooo:paragraph-rsid="006728a2" style:font-size-asian="10pt" style:font-size-complex="10pt"/>
    </style:style>
    <style:style style:name="P118" style:family="paragraph" style:parent-style-name="Table_20_Contents" style:list-style-name="L16">
      <style:text-properties fo:font-size="10pt" officeooo:rsid="0072ca44" officeooo:paragraph-rsid="0072ca44" style:font-size-asian="10pt" style:font-size-complex="10pt"/>
    </style:style>
    <style:style style:name="P119" style:family="paragraph" style:parent-style-name="Table_20_Contents" style:list-style-name="L16">
      <style:text-properties fo:font-size="10pt" officeooo:rsid="007a0a8f" officeooo:paragraph-rsid="0072ca44" style:font-size-asian="10pt" style:font-size-complex="10pt"/>
    </style:style>
    <style:style style:name="P120" style:family="paragraph" style:parent-style-name="Table_20_Contents" style:list-style-name="L17">
      <style:text-properties fo:font-size="10pt" officeooo:rsid="0085c56f" officeooo:paragraph-rsid="0085c56f" style:font-size-asian="10pt" style:font-size-complex="10pt"/>
    </style:style>
    <style:style style:name="P121" style:family="paragraph" style:parent-style-name="Table_20_Contents" style:list-style-name="L18">
      <style:text-properties fo:font-size="10pt" officeooo:rsid="00a2eb5f" officeooo:paragraph-rsid="00a2eb5f" style:font-size-asian="10pt" style:font-size-complex="10pt"/>
    </style:style>
    <style:style style:name="P122" style:family="paragraph" style:parent-style-name="Table_20_Contents" style:list-style-name="L18">
      <style:text-properties fo:font-size="10pt" officeooo:rsid="00a532be" officeooo:paragraph-rsid="00a532be" style:font-size-asian="10pt" style:font-size-complex="10pt"/>
    </style:style>
    <style:style style:name="P123" style:family="paragraph" style:parent-style-name="Table_20_Contents" style:list-style-name="L19">
      <style:text-properties fo:font-size="10pt" officeooo:rsid="00a64311" officeooo:paragraph-rsid="00a64311" style:font-size-asian="10pt" style:font-size-complex="10pt"/>
    </style:style>
    <style:style style:name="P124" style:family="paragraph" style:parent-style-name="Table_20_Contents" style:list-style-name="L20">
      <style:text-properties fo:font-size="10pt" officeooo:rsid="00a64311" officeooo:paragraph-rsid="00a64311" style:font-size-asian="10pt" style:font-size-complex="10pt"/>
    </style:style>
    <style:style style:name="P125" style:family="paragraph" style:parent-style-name="Table_20_Contents" style:list-style-name="L19">
      <style:text-properties fo:font-size="10pt" officeooo:rsid="00a53c16" officeooo:paragraph-rsid="00a64311" style:font-size-asian="10pt" style:font-size-complex="10pt"/>
    </style:style>
    <style:style style:name="P126" style:family="paragraph" style:parent-style-name="Table_20_Contents">
      <style:text-properties fo:font-size="10pt" officeooo:rsid="00abc3a2" officeooo:paragraph-rsid="00abc3a2" style:font-size-asian="10pt" style:font-size-complex="10pt"/>
    </style:style>
    <style:style style:name="P127" style:family="paragraph" style:parent-style-name="Table_20_Contents" style:list-style-name="L3">
      <style:text-properties officeooo:rsid="002ace3a" officeooo:paragraph-rsid="002ace3a"/>
    </style:style>
    <style:style style:name="P128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e6dbd"/>
    </style:style>
    <style:style style:name="T2" style:family="text">
      <style:text-properties fo:font-variant="normal" fo:text-transform="none" fo:color="#222222" fo:letter-spacing="normal" fo:font-style="normal" fo:font-weight="normal"/>
    </style:style>
    <style:style style:name="T3" style:family="text">
      <style:text-properties fo:color="#222222" fo:font-size="9.75pt"/>
    </style:style>
    <style:style style:name="T4" style:family="text">
      <style:text-properties fo:color="#222222" fo:font-size="9.75pt" fo:font-style="italic"/>
    </style:style>
    <style:style style:name="T5" style:family="text">
      <style:text-properties fo:color="#222222" fo:letter-spacing="normal" fo:font-style="italic" fo:font-weight="normal"/>
    </style:style>
    <style:style style:name="T6" style:family="text">
      <style:text-properties style:font-name="Liberation Serif1" officeooo:rsid="001e6dbd"/>
    </style:style>
    <style:style style:name="T7" style:family="text">
      <style:text-properties style:font-name="Liberation Serif" officeooo:rsid="001e6dbd"/>
    </style:style>
    <style:style style:name="T8" style:family="text">
      <style:text-properties style:font-name="Liberation Serif" officeooo:rsid="00204526"/>
    </style:style>
    <style:style style:name="T9" style:family="text">
      <style:text-properties officeooo:rsid="0022bef8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293548" style:font-size-asian="10pt" style:font-size-complex="10pt"/>
    </style:style>
    <style:style style:name="T12" style:family="text">
      <style:text-properties fo:font-size="10pt" officeooo:rsid="0085c56f" style:font-size-asian="10pt" style:font-size-complex="10pt"/>
    </style:style>
    <style:style style:name="T13" style:family="text">
      <style:text-properties officeooo:rsid="002c9b06"/>
    </style:style>
    <style:style style:name="T14" style:family="text">
      <style:text-properties officeooo:rsid="002d27bf"/>
    </style:style>
    <style:style style:name="T15" style:family="text">
      <style:text-properties officeooo:rsid="00315bc2"/>
    </style:style>
    <style:style style:name="T16" style:family="text">
      <style:text-properties officeooo:rsid="0031a2d1"/>
    </style:style>
    <style:style style:name="T17" style:family="text">
      <style:text-properties fo:color="#333333" style:font-name="Verdana" fo:font-size="9pt"/>
    </style:style>
    <style:style style:name="T18" style:family="text">
      <style:text-properties officeooo:rsid="003a9edd"/>
    </style:style>
    <style:style style:name="T19" style:family="text">
      <style:text-properties officeooo:rsid="003addb7"/>
    </style:style>
    <style:style style:name="T20" style:family="text">
      <style:text-properties officeooo:rsid="003f18bd"/>
    </style:style>
    <style:style style:name="T21" style:family="text">
      <style:text-properties officeooo:rsid="0040e7bd"/>
    </style:style>
    <style:style style:name="T22" style:family="text">
      <style:text-properties officeooo:rsid="00422a8f"/>
    </style:style>
    <style:style style:name="T23" style:family="text">
      <style:text-properties officeooo:rsid="0042e983"/>
    </style:style>
    <style:style style:name="T24" style:family="text">
      <style:text-properties officeooo:rsid="004cafdf"/>
    </style:style>
    <style:style style:name="T25" style:family="text">
      <style:text-properties officeooo:rsid="00542731"/>
    </style:style>
    <style:style style:name="T26" style:family="text">
      <style:text-properties officeooo:rsid="0056b974"/>
    </style:style>
    <style:style style:name="T27" style:family="text">
      <style:text-properties officeooo:rsid="005bce71"/>
    </style:style>
    <style:style style:name="T28" style:family="text">
      <style:text-properties style:text-position="super 58%"/>
    </style:style>
    <style:style style:name="T29" style:family="text">
      <style:text-properties officeooo:rsid="00635de0"/>
    </style:style>
    <style:style style:name="T30" style:family="text">
      <style:text-properties officeooo:rsid="006800e9"/>
    </style:style>
    <style:style style:name="T31" style:family="text">
      <style:text-properties officeooo:rsid="0069d937"/>
    </style:style>
    <style:style style:name="T32" style:family="text">
      <style:text-properties officeooo:rsid="006b12d4"/>
    </style:style>
    <style:style style:name="T33" style:family="text">
      <style:text-properties officeooo:rsid="006cb48a"/>
    </style:style>
    <style:style style:name="T34" style:family="text">
      <style:text-properties officeooo:rsid="0072ca44"/>
    </style:style>
    <style:style style:name="T35" style:family="text">
      <style:text-properties officeooo:rsid="00746c38"/>
    </style:style>
    <style:style style:name="T36" style:family="text">
      <style:text-properties officeooo:rsid="007ff4f4"/>
    </style:style>
    <style:style style:name="T37" style:family="text">
      <style:text-properties officeooo:rsid="00321d72"/>
    </style:style>
    <style:style style:name="T38" style:family="text">
      <style:text-properties officeooo:rsid="00833095"/>
    </style:style>
    <style:style style:name="T39" style:family="text">
      <style:text-properties officeooo:rsid="00849ece"/>
    </style:style>
    <style:style style:name="T40" style:family="text">
      <style:text-properties officeooo:rsid="0084d97b"/>
    </style:style>
    <style:style style:name="T41" style:family="text">
      <style:text-properties officeooo:rsid="0088a74e"/>
    </style:style>
    <style:style style:name="T42" style:family="text">
      <style:text-properties officeooo:rsid="008ef532"/>
    </style:style>
    <style:style style:name="T43" style:family="text">
      <style:text-properties officeooo:rsid="0092325e"/>
    </style:style>
    <style:style style:name="T44" style:family="text">
      <style:text-properties officeooo:rsid="0093a6f9"/>
    </style:style>
    <style:style style:name="T45" style:family="text">
      <style:text-properties officeooo:rsid="009ccee8"/>
    </style:style>
    <style:style style:name="T46" style:family="text">
      <style:text-properties officeooo:rsid="00a14c06"/>
    </style:style>
    <style:style style:name="T47" style:family="text">
      <style:text-properties officeooo:rsid="00a5147f"/>
    </style:style>
    <style:style style:name="T48" style:family="text">
      <style:text-properties officeooo:rsid="00a532be"/>
    </style:style>
    <style:style style:name="T49" style:family="text">
      <style:text-properties officeooo:rsid="00a94d73"/>
    </style:style>
    <style:style style:name="T50" style:family="text">
      <style:text-properties officeooo:rsid="00aba375"/>
    </style:style>
    <style:style style:name="T51" style:family="text">
      <style:text-properties officeooo:rsid="00b107a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8" text:outline-level="2">Podsumowanie prac na temat predykcji poziomu zanieczyszczeń</text:h>
      <text:p text:style-name="P9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row>
          <table:table-cell table:style-name="Tabela1.A1" office:value-type="string">
            <text:p text:style-name="P79"><text:s/>Publikacja</text:p>
          </table:table-cell>
          <table:table-cell table:style-name="Tabela1.A1" office:value-type="string">
            <text:p text:style-name="P79">Dane</text:p>
          </table:table-cell>
          <table:table-cell table:style-name="Tabela1.A1" office:value-type="string">
            <text:p text:style-name="P79">Zastosowane metody <text:span text:style-name="T13">i ich parametry</text:span></text:p>
          </table:table-cell>
          <table:table-cell table:style-name="Tabela1.A1" table:number-columns-spanned="9" office:value-type="string">
            <text:p text:style-name="P78">Rezulta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office:value-type="string">
            <text:p text:style-name="P76">Narzędzia</text:p>
          </table:table-cell>
          <table:table-cell table:style-name="Tabela1.N1" office:value-type="string">
            <text:p text:style-name="P77">Uwagi</text:p>
          </table:table-cell>
        </table:table-row>
        <table:table-row>
          <table:table-cell table:style-name="Tabela1.A2" table:number-rows-spanned="7" office:value-type="string">
            <text:p text:style-name="P74"><text:span text:style-name="T2">SIWEK, Krzysztof; OSOWSKI, Stanisław. Data mining methods for prediction of air pollution. </text:span><text:span text:style-name="T5">International Journal of Applied Mathematics and Computer Science</text:span><text:span text:style-name="T2">, 2016, 26.2: 467-478.</text:span></text:p>
          </table:table-cell>
          <table:table-cell table:style-name="Tabela1.A2" table:number-rows-spanned="7" office:value-type="string">
            <text:p text:style-name="P2">Dane zebrane z 2 stacji meteorologicznych w Warszawie w latach 2001-2014.</text:p>
            <text:p text:style-name="P3">Eksperymenty przeprowadzone dla zanieczyszczeń: PM10, SO2, NO2, O3.</text:p>
            <text:p text:style-name="P3"/>
            <text:p text:style-name="P3">Wybrane parametry wejściowe <text:span text:style-name="T9">dla PM10 </text:span>(jeśli nie wskazano inaczej chodzi o dane z ostatnich 24 godzin):</text:p>
            <text:list xml:id="list7421308584040599481" text:style-name="L1">
              <text:list-item>
                <text:p text:style-name="P97">min., maks i średnie zanieczyszczenie;</text:p>
              </text:list-item>
              <text:list-item>
                <text:p text:style-name="P97">min., maks. I średnia temperatura;</text:p>
              </text:list-item>
              <text:list-item>
                <text:p text:style-name="P97">maks. Wilgotność;</text:p>
              </text:list-item>
              <text:list-item>
                <text:p text:style-name="P97">średnie nasłonecznienie;</text:p>
              </text:list-item>
              <text:list-item>
                <text:p text:style-name="P97">min., maks. I średnia prędkość wiatry wzdłuż współrzędnej x/y;</text:p>
              </text:list-item>
              <text:list-item>
                <text:p text:style-name="P97">poziom zanieczyszczenia kolejnego dnia przewidziany przez trend liniowy;</text:p>
              </text:list-item>
              <text:list-item>
                <text:p text:style-name="P97">wilgotność przewidziana na kolejny dzień przez trend liniowy;</text:p>
              </text:list-item>
              <text:list-item>
                <text:p text:style-name="P97">poziom zanieczyszczenia <text:span text:style-name="T9">zmierzony kilka razy w ciągu doby – nie wykorzystano wszystkich 24 pomiarów</text:span>;</text:p>
              </text:list-item>
              <text:list-item>
                <text:p text:style-name="P98">binarna reprezentacja pory roku;</text:p>
              </text:list-item>
              <text:list-item>
                <text:p text:style-name="P98">kod typu dnia – roboczy lub weekend.</text:p>
                <text:p text:style-name="P98"/>
              </text:list-item>
            </text:list>
            <text:p text:style-name="P10">Wymieniono tu parametry wybrane przez algorytm genetyczny lub regresję krokową dla PM10. Dla pozostałych zanieczyszczeń zbiór uzyskanych parametrów jest inny. <text:span text:style-name="T15">Dodatkowo parametry znalezione z użyciem algorytmu genetycznego nie muszą się pokrywać z tymi znalezionymi przez regresję krokową (forward selection).</text:span></text:p>
          </table:table-cell>
          <table:table-cell table:style-name="Tabela1.A2" table:number-rows-spanned="7" office:value-type="string">
            <text:p text:style-name="P4">Praca zawiera wyniki eksperymentów z użyciem:</text:p>
            <text:list xml:id="list7383475397414871042" text:style-name="L2">
              <text:list-item>
                <text:p text:style-name="P99">Random Forest Decision Tree</text:p>
              </text:list-item>
              <text:list-item>
                <text:p text:style-name="P100">Multi-layer perceptron - 12 neuronów w warstwie ukrytej;</text:p>
              </text:list-item>
              <text:list-item>
                <text:p text:style-name="P101"><text:span text:style-name="T1">Radial basis function - 300 gaussowskich funkcji bazowych z </text:span><text:span text:style-name="T6">σ</text:span><text:span text:style-name="T8">=</text:span><text:span text:style-name="T1">1;</text:span></text:p>
              </text:list-item>
              <text:list-item>
                <text:p text:style-name="P101"><text:span text:style-name="T1">Support Vector Machine with Gaussian kernel – C=100, </text:span><text:span text:style-name="T6">ε</text:span><text:span text:style-name="T8">=0.01, </text:span><text:span text:style-name="T6">σ</text:span><text:span text:style-name="T8">=</text:span><text:span text:style-name="T7">1</text:span><text:span text:style-name="T8"> </text:span><text:span text:style-name="T1">.</text:span></text:p>
                <text:p text:style-name="P101"/>
              </text:list-item>
            </text:list>
            <text:p text:style-name="P5">Przetestowano również skuteczność systemu złożonego z połączonych sieci MLP, RBF, SVR, gdzie wartości wyjściowe były przekazywane na wejście drzewa RF (RF-fusion) lub ich średnia ważona była używana do przewidzenia poziomu zanieczyszczenia n-dni do przodu (w_avg).</text:p>
            <text:p text:style-name="P5"/>
            <text:p text:style-name="P6"/>
          </table:table-cell>
          <table:table-cell table:style-name="Tabela1.A2" table:number-columns-spanned="9" office:value-type="string">
            <text:p text:style-name="P68">Wyniki dla PM10 i wyboru parametrów algorytmem genetycznym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table:number-rows-spanned="7" office:value-type="string">
            <text:p text:style-name="P9">MATLAB – użyty do weryfikacji wyników w porównaniu do modelu liniowego ARX. Brak informacji o narzędziach użytych do implementacji samych metod.</text:p>
          </table:table-cell>
          <table:table-cell table:style-name="Tabela1.N2" table:number-rows-spanned="7" office:value-type="string">
            <text:p text:style-name="P43">Artykuł potencjalnie przydatny do podjęcia decyzji odnośnie danych wejściowych modelu.</text:p>
          </table:table-cell>
        </table:table-row>
        <table:table-row>
          <table:covered-table-cell/>
          <table:covered-table-cell/>
          <table:covered-table-cell/>
          <table:table-cell table:style-name="Tabela1.A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ela1.A2" table:number-columns-spanned="2" office:value-type="string">
            <text:p text:style-name="P68">MAPE</text:p>
          </table:table-cell>
          <table:covered-table-cell/>
          <table:table-cell table:style-name="Tabela1.A2" table:number-columns-spanned="2" office:value-type="string">
            <text:p text:style-name="P68">MAE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table:number-columns-spanned="5" office:value-type="string">
            <text:p text:style-name="P68">RF</text:p>
          </table:table-cell>
          <table:covered-table-cell/>
          <table:covered-table-cell/>
          <table:covered-table-cell/>
          <table:covered-table-cell/>
          <table:table-cell table:style-name="Tabela1.A2" table:number-columns-spanned="2" office:value-type="string">
            <text:p text:style-name="P8">17.92</text:p>
          </table:table-cell>
          <table:covered-table-cell/>
          <table:table-cell table:style-name="Tabela1.A2" table:number-columns-spanned="2" office:value-type="string">
            <text:p text:style-name="P8">5.405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table:number-columns-spanned="5" office:value-type="string">
            <text:p text:style-name="P68">MLP</text:p>
          </table:table-cell>
          <table:covered-table-cell/>
          <table:covered-table-cell/>
          <table:covered-table-cell/>
          <table:covered-table-cell/>
          <table:table-cell table:style-name="Tabela1.A2" table:number-columns-spanned="2" office:value-type="string">
            <text:p text:style-name="P8">23.36</text:p>
          </table:table-cell>
          <table:covered-table-cell/>
          <table:table-cell table:style-name="Tabela1.A2" table:number-columns-spanned="2" office:value-type="string">
            <text:p text:style-name="P102">7.269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table:number-columns-spanned="5" office:value-type="string">
            <text:p text:style-name="P68">RBF</text:p>
          </table:table-cell>
          <table:covered-table-cell/>
          <table:covered-table-cell/>
          <table:covered-table-cell/>
          <table:covered-table-cell/>
          <table:table-cell table:style-name="Tabela1.A2" table:number-columns-spanned="2" office:value-type="string">
            <text:p text:style-name="P8">23.36</text:p>
          </table:table-cell>
          <table:covered-table-cell/>
          <table:table-cell table:style-name="Tabela1.A2" table:number-columns-spanned="2" office:value-type="string">
            <text:p text:style-name="P102">7.269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table:number-columns-spanned="5" office:value-type="string">
            <text:p text:style-name="P68">SVR</text:p>
          </table:table-cell>
          <table:covered-table-cell/>
          <table:covered-table-cell/>
          <table:covered-table-cell/>
          <table:covered-table-cell/>
          <table:table-cell table:style-name="Tabela1.A2" table:number-columns-spanned="2" office:value-type="string">
            <text:p text:style-name="P8">23.36</text:p>
          </table:table-cell>
          <table:covered-table-cell/>
          <table:table-cell table:style-name="Tabela1.A2" table:number-columns-spanned="2" office:value-type="string">
            <text:p text:style-name="P102">7.269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table:number-columns-spanned="5" office:value-type="string">
            <text:p text:style-name="P8">w_avg</text:p>
          </table:table-cell>
          <table:covered-table-cell/>
          <table:covered-table-cell/>
          <table:covered-table-cell/>
          <table:covered-table-cell/>
          <table:table-cell table:style-name="Tabela1.A2" table:number-columns-spanned="2" office:value-type="string">
            <text:p text:style-name="P102">22.68</text:p>
          </table:table-cell>
          <table:covered-table-cell/>
          <table:table-cell table:style-name="Tabela1.A2" table:number-columns-spanned="2" office:value-type="string">
            <text:p text:style-name="P102">6.979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a1.A2" office:value-type="string">
            <text:p text:style-name="P80"><text:span text:style-name="T3">LOYA, Nahun, et al. Forecast of air quality based on ozone by decision trees and neural networks. In: </text:span><text:span text:style-name="T4">Mexican International Conference on Artificial Intelligence</text:span><text:span text:style-name="T3">. Springer, Berlin, Heidelberg, 2012. p. 97-106.</text:span></text:p>
            <text:p text:style-name="P73"/>
          </table:table-cell>
          <table:table-cell table:style-name="Tabela1.A2" office:value-type="string">
            <text:p text:style-name="P11">Dane pochodzą z 3 stacji meteorologicznych na terenie Mexico City. <text:span text:style-name="T14">Pomiary były wykonywane co godzinę w okresie między 2010 – 2011 r.</text:span></text:p>
            <text:p text:style-name="P11">Zanieczyszczenia: 03, CO, NO2.</text:p>
            <text:p text:style-name="P11">Parametry brane pod uwagę: </text:p>
            <text:list xml:id="list1147078608003381993" text:style-name="L3">
              <text:list-item>
                <text:p text:style-name="P127"><text:span text:style-name="T11">g</text:span><text:span text:style-name="T10">odzina,</text:span></text:p>
              </text:list-item>
              <text:list-item>
                <text:p text:style-name="P103">temperatura, </text:p>
              </text:list-item>
              <text:list-item>
                <text:p text:style-name="P103">wilgotność względna,</text:p>
              </text:list-item>
              <text:list-item>
                <text:p text:style-name="P103">prędkość i kierunek wiatru.</text:p>
              </text:list-item>
            </text:list>
            <text:p text:style-name="P13">Zależności między parametrami a zanieczyszczeniem oszacowano na podstawie testu chi-kwadrat.</text:p>
            <text:p text:style-name="P16">Poziomy zanieczyszczeń zostały zdyskretyzowane.</text:p>
            <text:p text:style-name="P16"/>
            <text:p text:style-name="P54">Brakujące dane są interpolowane przez średnią wartość sąsiednich pomiarów s(t–1), s(t+2).</text:p>
          </table:table-cell>
          <table:table-cell table:style-name="Tabela1.A2" office:value-type="string">
            <text:p text:style-name="P72">Cel predykcji: <text:span text:style-name="T41">poziom zanieczyszczenia (wyrażony w postaci zdyskretyzowanej) w chwili t + 1 godzina lub t + 8 godzin (?).</text:span></text:p>
            <text:p text:style-name="P72"/>
            <text:p text:style-name="P72">Multi Layer Perceptron</text:p>
            <text:p text:style-name="P70">najlepsze rezultaty dla 1 warstwy ukrytej z 8 lub 9 neuronami (w zależności od stacji meteo)</text:p>
            <text:p text:style-name="P70"/>
            <text:p text:style-name="P70">C4.5 decision tree:</text:p>
            <text:p text:style-name="P12">factor =0.05, </text:p>
            <text:p text:style-name="P12">MinNumObj = 2 ,</text:p>
            <text:p text:style-name="P12">Unpruned = F ALSE. </text:p>
            <text:p text:style-name="P69"/>
            <text:p text:style-name="P70">Random Forest:</text:p>
            <text:p text:style-name="P12">MaxDepth = 10,</text:p>
            <text:p text:style-name="P12">Debug = F alse,</text:p>
            <text:p text:style-name="P12">NumTrees = 50,</text:p>
            <text:p text:style-name="P12">Seed = 1;</text:p>
          </table:table-cell>
          <table:table-cell table:style-name="Tabela1.A2" table:number-columns-spanned="9" office:value-type="string">
            <text:p text:style-name="P15">Drzewa decyzyjne okazały się <text:span text:style-name="T16">naj</text:span>skuteczn<text:span text:style-name="T16">iejsze</text:span>. Najlepsze rezultaty uzyskano dla drzew typu Random Forest. Skuteczność była mierzona na podstawie sukcesu klasyfikacji. </text:p>
            <text:p text:style-name="P15"/>
            <text:p text:style-name="P71">Zaproponowano dokonywanie klasyfikacji na danych podzielonych na okresy 8-godzinne. Pozwoliło to na zredukowanie błędów w okresach wzmożonego uwalniania zanieczyszczeń do atmosfery obserwowanych w godzinach 12:00 – 20:00. Skuteczność predykcji sięgnęła wówczas &gt; 80% w godzinach 9:00 – 17:00 i &gt; 90 % w godzinach 1:00 – 8:00 i 18:00 – 24:00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office:value-type="string">
            <text:p text:style-name="P12">Weka</text:p>
          </table:table-cell>
          <table:table-cell table:style-name="Tabela1.N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81">Subramanian, V. N. (2016). Data analysis for predicting air pollutant concentration in Smart city Uppsala (Dissertation). Retrieved from http://urn.kb.se/resolve?urn=urn:nbn:se:uu:diva-283405</text:p>
          </table:table-cell>
          <table:table-cell table:style-name="Tabela1.A2" office:value-type="string">
            <text:p text:style-name="P17">Dane pochodzące ze stacji monitorującej w Uppsali.</text:p>
            <text:p text:style-name="P18">Rodzaje zanieczyszczeń: PM2.5, PM10, NO, NO2.</text:p>
            <text:p text:style-name="P17"><text:span text:style-name="T47">Parametry</text:span>:</text:p>
            <text:list xml:id="list2449359986019072253" text:style-name="L4">
              <text:list-item>
                <text:p text:style-name="P104">natężenie ruchu drogowego (szacowana liczba samochodów).</text:p>
              </text:list-item>
              <text:list-item>
                <text:p text:style-name="P104">dzień tygodnia,</text:p>
              </text:list-item>
              <text:list-item>
                <text:p text:style-name="P104">godzina,</text:p>
              </text:list-item>
              <text:list-item>
                <text:p text:style-name="P104">temperatura,</text:p>
              </text:list-item>
              <text:list-item>
                <text:p text:style-name="P104">prędkość i kierunek wiatru,</text:p>
              </text:list-item>
              <text:list-item>
                <text:p text:style-name="P104">wilgotność,</text:p>
              </text:list-item>
              <text:list-item>
                <text:p text:style-name="P104">opad deszczu,</text:p>
              </text:list-item>
              <text:list-item>
                <text:p text:style-name="P104">nasłonecznienie,</text:p>
              </text:list-item>
              <text:list-item>
                <text:p text:style-name="P104">poziom zanieczyszczenia 1 i 2 godziny wcześniej.</text:p>
              </text:list-item>
            </text:list>
            <text:p text:style-name="P18">Dane zostały znormalizowane.</text:p>
          </table:table-cell>
          <table:table-cell table:style-name="Tabela1.A2" office:value-type="string">
            <text:p text:style-name="P48">Cel predykcji: <text:span text:style-name="T37">poziom zanieczyszczenia w chwili t + 1 godz.</text:span></text:p>
            <text:p text:style-name="P48"/>
            <text:p text:style-name="P14">Sieć neuronowa z jedną warstwą ukrytą z 9 neuronami. Parametry algorytmu uczenia:</text:p>
            <text:list xml:id="list5961268765138929051" text:style-name="L5">
              <text:list-item>
                <text:p text:style-name="P105">learning rate = 0.3;</text:p>
              </text:list-item>
              <text:list-item>
                <text:p text:style-name="P105">momentum = 0.2.</text:p>
              </text:list-item>
            </text:list>
            <text:p text:style-name="P14"/>
            <text:p text:style-name="P14">Regresja liniowa wielokrotna <text:span text:style-name="T16">(MLR)</text:span>.</text:p>
          </table:table-cell>
          <table:table-cell table:style-name="Tabela1.A2" table:number-columns-spanned="9" office:value-type="string">
            <text:p text:style-name="P17">Skuteczność sieci neuronowej wyższa niż MLR, ale na porównywalnym poziomie: błąd względny: 37.23% w porównaniu do 40.64%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office:value-type="string">
            <text:p text:style-name="P21">Nie wskazano</text:p>
          </table:table-cell>
          <table:table-cell table:style-name="Tabela1.N2" office:value-type="string">
            <text:p text:style-name="P17">W pracy pokazano, że możliwe jest wykorzystanie modelu nauczonego na podstawie danych na temat jednego rodzaju zanieczyszczenia PM2.5 do predykcji innego rodzaju zanieczyszczenia – PM10, NO, NO3.</text:p>
          </table:table-cell>
        </table:table-row>
        <table:table-row>
          <table:table-cell table:style-name="Tabela1.A2" office:value-type="string">
            <text:p text:style-name="P81"><text:span text:style-name="T17">Memarianfard, M., Hatami, A., </text:span><text:soft-page-break/><text:span text:style-name="T17">Memarianfard, M. (2017). 'Artificial neural network forecast application for fine particulate matter concentration using meteorological data</text:span></text:p>
          </table:table-cell>
          <table:table-cell table:style-name="Tabela1.A2" office:value-type="string">
            <text:p text:style-name="P19">Dane zgromadzone w latach 2011 – 2015 przez <text:span text:style-name="T18">19</text:span> stacji monitorowania jakości powietrza w <text:soft-page-break/>Teheranie.</text:p>
            <text:p text:style-name="P19"/>
            <text:p text:style-name="P19">Parametry:</text:p>
            <text:list xml:id="list197306780142967" text:style-name="L6">
              <text:list-item>
                <text:p text:style-name="P106">SO2</text:p>
              </text:list-item>
              <text:list-item>
                <text:p text:style-name="P106">NO2</text:p>
              </text:list-item>
              <text:list-item>
                <text:p text:style-name="P106">CO </text:p>
              </text:list-item>
              <text:list-item>
                <text:p text:style-name="P106">wilgotność</text:p>
              </text:list-item>
              <text:list-item>
                <text:p text:style-name="P106">prędkość wiatru</text:p>
              </text:list-item>
              <text:list-item>
                <text:p text:style-name="P106">temperatura</text:p>
              </text:list-item>
            </text:list>
          </table:table-cell>
          <table:table-cell table:style-name="Tabela1.A2" office:value-type="string">
            <text:p text:style-name="P19">Sieć neuronowa z jedną warstwą ukrytą o 6 neuronach i jednym neuronem <text:soft-page-break/>wyjściowym.</text:p>
            <text:p text:style-name="P20">Sieć była trenowana przez 113 epok.</text:p>
          </table:table-cell>
          <table:table-cell table:style-name="Tabela1.A2" table:number-columns-spanned="9" office:value-type="string">
            <text:p text:style-name="P20">Współczynnik korelacji R <text:span text:style-name="T19">dla zbioru danych</text:span>:</text:p>
            <text:list xml:id="list1440737399265555245" text:style-name="L7">
              <text:list-item>
                <text:p text:style-name="P107"><text:soft-page-break/>treningowych = 0.65898, </text:p>
              </text:list-item>
              <text:list-item>
                <text:p text:style-name="P107">walidacyjnych = 0.6419, </text:p>
              </text:list-item>
              <text:list-item>
                <text:p text:style-name="P107">testowych = 0.54027,</text:p>
              </text:list-item>
              <text:list-item>
                <text:p text:style-name="P107">całego = 0.62331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office:value-type="string">
            <text:p text:style-name="P21">Nie wskazano</text:p>
          </table:table-cell>
          <table:table-cell table:style-name="Tabela1.N2" office:value-type="string">
            <text:p text:style-name="P21">Zdaje się, że w pracy nie <text:soft-page-break/>wytłumaczono, co dokładnie i z jakim wyprzedzeniem ma być predykowane (np. czy za godzinę dojdzie do przekroczenia dopuszczalnego zanieczyszczenia powietrza</text:p>
          </table:table-cell>
        </table:table-row>
        <table:table-row>
          <table:table-cell table:style-name="Tabela1.A2" office:value-type="string">
            <text:p text:style-name="P82">Hoshyaripour, Gholamali &amp; Brasseur, Guy &amp; Andrade, Maria &amp; Gavidia-Calderón, M &amp; Bouarar, I &amp; Ynoue, Rita. (2016). Prediction of ground-level ozone concentration in São Paulo, Brazil: Deterministic versus statistic models. Atmospheric Environment. 145. 365-375. 10.1016/j.atmosenv.2016.09.061. </text:p>
          </table:table-cell>
          <table:table-cell table:style-name="Tabela1.A2" office:value-type="string">
            <text:p text:style-name="P22">Dane pochodzące z <text:span text:style-name="T21">2</text:span> stacji rozmieszczonych na terenie Sao Paulo. Pomiary wykonywane co godzinę</text:p>
            <text:p text:style-name="P22"/>
            <text:p text:style-name="P22">Parametry wejściowe <text:span text:style-name="T20">dobierane na podstawie algorytmu Forward Selection, zaczynając od parametru o najwyższej korelacji z poziomem ozonu w momencie t + 1 godzina. Parametry są dodawane tak długo, aż spadek Relative Mean Square Error jest wyższy niż 5%.</text:span></text:p>
          </table:table-cell>
          <table:table-cell table:style-name="Tabela1.A2" office:value-type="string">
            <text:p text:style-name="P56">Cel predykcji: średni dzienny poziom zanieczyszczenia <text:span text:style-name="T42">O3, maksymalny dzienny poziom zanieczyszczenia O3.</text:span></text:p>
            <text:p text:style-name="P22"/>
            <text:p text:style-name="P22">Weather Research and</text:p>
            <text:p text:style-name="P22">Forecasting model with Chemistry <text:span text:style-name="T22">(dane z dodatkowej jednej stacji)</text:span>,</text:p>
            <text:p text:style-name="P22"/>
            <text:p text:style-name="P22">Sieć neuronowa z jedną <text:span text:style-name="T25">warstwą</text:span> ukrytą <text:span text:style-name="T21">z 2 neuronami.</text:span></text:p>
          </table:table-cell>
          <table:table-cell table:style-name="Tabela1.A2" table:number-columns-spanned="9" office:value-type="string">
            <text:p text:style-name="P23">Współczynnik R dla sieci neuronowej przy predykcji średniego dziennego poziomu zanieczyszczenia ozonem <text:span text:style-name="T23">R </text:span>= 0.84 lub 0.75, <text:span text:style-name="T23">przy RMSE = 8.12 lub 7.76</text:span> w zależności od stacji.</text:p>
            <text:p text:style-name="P23"/>
            <text:p text:style-name="P55">Dla najwyższego dziennego stężenia ozonu: </text:p>
            <text:p text:style-name="P55">R = 0.64, <text:s/>0.67, </text:p>
            <text:p text:style-name="P24">RMSE = 21.20, 13.34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office:value-type="string">
            <text:p text:style-name="P22">System <text:s/>WRF/Chem, </text:p>
            <text:p text:style-name="P22">MATLAB neural network toolbox</text:p>
          </table:table-cell>
          <table:table-cell table:style-name="Tabela1.N2" office:value-type="string">
            <text:p text:style-name="P26">Potencjalnie przydatne ze względu na omówioną literaturę</text:p>
          </table:table-cell>
        </table:table-row>
        <text:soft-page-break/>
        <table:table-row>
          <table:table-cell table:style-name="Tabela1.A2" office:value-type="string">
            <text:p text:style-name="P84">Air Quality - Measurement and Modeling</text:p>
            <text:p text:style-name="P84">ISBN 978-953-51-2765-9, Print ISBN 978-953-51-2764-2, InTech, December 14, 2016 <text:line-break/>DOI: 10.5772/62563</text:p>
            <text:p text:style-name="P83"/>
          </table:table-cell>
          <table:table-cell table:style-name="Tabela1.A2" office:value-type="string">
            <text:p text:style-name="P26">Wymienione czynniki wpływające na zanieczyszczenie PM10:</text:p>
            <text:list xml:id="list1676352052050046313" text:style-name="L8">
              <text:list-item>
                <text:p text:style-name="P108">CO2</text:p>
              </text:list-item>
              <text:list-item>
                <text:p text:style-name="P108">SO2</text:p>
              </text:list-item>
              <text:list-item>
                <text:p text:style-name="P108">NO</text:p>
              </text:list-item>
              <text:list-item>
                <text:p text:style-name="P108">NO2</text:p>
              </text:list-item>
              <text:list-item>
                <text:p text:style-name="P108">O3</text:p>
              </text:list-item>
              <text:list-item>
                <text:p text:style-name="P108">temperatura</text:p>
              </text:list-item>
              <text:list-item>
                <text:p text:style-name="P108">kierunek i prędkość wiatru</text:p>
              </text:list-item>
              <text:list-item>
                <text:p text:style-name="P108">opady</text:p>
              </text:list-item>
              <text:list-item>
                <text:p text:style-name="P108">promieniowanie słoneczne</text:p>
              </text:list-item>
              <text:list-item>
                <text:p text:style-name="P108">godziny ze słońcem</text:p>
              </text:list-item>
              <text:list-item>
                <text:p text:style-name="P108">ciśnienie atmosferyczne</text:p>
              </text:list-item>
              <text:list-item>
                <text:p text:style-name="P108">wilgotność względna</text:p>
              </text:list-item>
              <text:list-item>
                <text:p text:style-name="P108">zachmurzenie</text:p>
              </text:list-item>
              <text:list-item>
                <text:p text:style-name="P108">data / godzina</text:p>
              </text:list-item>
            </text:list>
          </table:table-cell>
          <table:table-cell table:style-name="Tabela1.A2" office:value-type="string">
            <text:p text:style-name="P28"/>
          </table:table-cell>
          <table:table-cell table:style-name="Tabela1.A2" table:number-columns-spanned="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office:value-type="string">
            <text:p text:style-name="P28"/>
          </table:table-cell>
          <table:table-cell table:style-name="Tabela1.N2" office:value-type="string">
            <text:p text:style-name="P25">Nie jest to paper, a książka poświęcona modelowaniu pogody. Zawiera m.in. opis technik uczenia maszynowego i informacje o czynnikach wpływających na poziom zanieczyszczenia.</text:p>
          </table:table-cell>
        </table:table-row>
        <table:table-row>
          <table:table-cell table:style-name="Tabela1.A2" office:value-type="string">
            <text:p text:style-name="P84">Giorgio Corani, Air quality prediction in Milan: feed-forward neural networks, pruned neural networks and lazy learning, In Ecological Modelling, Volume 185, Issues 2–4, 2005, Pages 513-529, ISSN 0304-3800, https://doi.org/10.1016/j.ecolmodel.2005.01.008.</text:p>
          </table:table-cell>
          <table:table-cell table:style-name="Tabela1.A2" office:value-type="string">
            <text:p text:style-name="P27">Dane gromadzone co godzinę w latach 1999-2001. </text:p>
            <text:p text:style-name="P27"/>
            <text:p text:style-name="P28">Dodatkowo pomiary PM10 z lat 1999-2002</text:p>
            <text:p text:style-name="P27"/>
            <text:p text:style-name="P27">Parametry:</text:p>
            <text:list xml:id="list1865728956396106320" text:style-name="L9">
              <text:list-item>
                <text:p text:style-name="P109">poziom O3</text:p>
              </text:list-item>
              <text:list-item>
                <text:p text:style-name="P109">promieniowanie słoneczne</text:p>
              </text:list-item>
              <text:list-item>
                <text:p text:style-name="P109"><text:span text:style-name="T24">kierunek i </text:span>prędkość wiatru</text:p>
              </text:list-item>
              <text:list-item>
                <text:p text:style-name="P110">opady deszczu</text:p>
              </text:list-item>
              <text:list-item>
                <text:p text:style-name="P110">ciśnienie atmosfetyczne</text:p>
              </text:list-item>
              <text:list-item>
                <text:p text:style-name="P110">wilgotność</text:p>
              </text:list-item>
            </text:list>
            <text:p text:style-name="P28"/>
          </table:table-cell>
          <table:table-cell table:style-name="Tabela1.A2" office:value-type="string">
            <text:p text:style-name="P29">Predykcja ma miejsce danego dnia o godzinie 9:00 i ma na celu określenie średniej kroczącej maksymalnych stężeń ozonu w ciągu następnych 8 godzin.</text:p>
            <text:p text:style-name="P28"/>
            <text:p text:style-name="P28">Sieć neuronowa Feed-forward</text:p>
            <text:p text:style-name="P28">Sieć neuronowa typu pruned – ze zredukowaną liczbą połączeń.</text:p>
            <text:p text:style-name="P28">Lazy Learning</text:p>
          </table:table-cell>
          <table:table-cell table:style-name="Tabela1.A2" table:number-columns-spanned="9" office:value-type="string">
            <text:p text:style-name="P29">Index of agreement <text:span text:style-name="T51">IA</text:span> &gt; 0.90 dla wszystkich meto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office:value-type="string">
            <text:p text:style-name="P28">Matlab</text:p>
          </table:table-cell>
          <table:table-cell table:style-name="Tabela1.N2" office:value-type="string">
            <text:p text:style-name="P30">Brakuje szczegółów technicznych odnośnie charakterystyki użytej sieci FF odnośnie liczby warstw ukrytych i liczby neuronów w tych warstwach.</text:p>
          </table:table-cell>
        </table:table-row>
        <table:table-row>
          <table:table-cell table:style-name="Tabela1.A2" office:value-type="string">
            <text:p text:style-name="P85">Patricio Perez, Jorge Reyes, <text:soft-page-break/>Prediction of maximum of 24-h average of PM10 concentrations 30h in advance in Santiago, Chile, In Atmospheric Environment, Volume 36, Issue 28, 2002, Pages 4555-4561, ISSN 1352-2310, https://doi.org/10.1016/S1352-2310(02)00419-3.</text:p>
            <text:p text:style-name="P85">(http://www.sciencedirect.com/science/article/pii/S1352231002004193<text:span text:style-name="T26">)</text:span></text:p>
          </table:table-cell>
          <table:table-cell table:style-name="Tabela1.A2" office:value-type="string">
            <text:p text:style-name="P31">Średnie godzinowe stężenie PM10 mierzone od 1.04 do 31.08 w latach 1998-2000.</text:p>
            <text:p text:style-name="P31"><text:soft-page-break/></text:p>
            <text:p text:style-name="P32">Parametry:</text:p>
            <text:list xml:id="list456894538476786087" text:style-name="L10">
              <text:list-item>
                <text:p text:style-name="P111">średnie godzinowe stężenie PM10 o godzinach 0:00, 6:00, 12:00, 18:00 danego dnia,</text:p>
              </text:list-item>
              <text:list-item>
                <text:p text:style-name="P111">maksymalne stężenie PM10 między godziną 19:00 poprzedniego dnia a 18:00 obecnego,</text:p>
              </text:list-item>
              <text:list-item>
                <text:p text:style-name="P111">minimalna średnia z 1 godziny wilgotności w okresie między 19:00 poprzedniego dnia a 18:00 obecnego</text:p>
              </text:list-item>
              <text:list-item>
                <text:p text:style-name="P111">maksymalna temperatura - jak wyżej (19:00 – 18:00),</text:p>
              </text:list-item>
              <text:list-item>
                <text:p text:style-name="P111">średnia prędkość wiatru – j. w.</text:p>
              </text:list-item>
            </text:list>
            <text:p text:style-name="P32"/>
            <text:p text:style-name="P32">Dodatkowo – parametry prognozowane na następny dzień:</text:p>
            <text:list xml:id="list379320989274897997" text:style-name="L11">
              <text:list-item>
                <text:p text:style-name="P112">minimalna średnia godzinowa wilgotność względna,</text:p>
              </text:list-item>
              <text:list-item>
                <text:p text:style-name="P112">maksymalna temperatura,</text:p>
              </text:list-item>
              <text:list-item>
                <text:p text:style-name="P112">różnica między najwyższą a najniższą temperaturą <text:span text:style-name="T43">(najważniejszy czynnik wg pracy),</text:span></text:p>
              </text:list-item>
              <text:list-item>
                <text:p text:style-name="P112">średnia prędkość wiatru.</text:p>
              </text:list-item>
            </text:list>
            <text:p text:style-name="P32"/>
            <text:p text:style-name="P32">Parametr wyjściowy: maksymalne stężenie PM10 w ciągu kolejnych 24 godzin.</text:p>
          </table:table-cell>
          <table:table-cell table:style-name="Tabela1.A2" office:value-type="string">
            <text:p text:style-name="P33">Sieci neuronowe z o następujących konfiguracjach (liczba neuronów w na <text:soft-page-break/>warstwę):</text:p>
            <text:list xml:id="list412729134399390268" text:style-name="L12">
              <text:list-item>
                <text:p text:style-name="P113">6 – 1 (Error = 16%)</text:p>
              </text:list-item>
              <text:list-item>
                <text:p text:style-name="P113">6 – 4 – 3 -1 (Error 16%)</text:p>
              </text:list-item>
            </text:list>
            <text:p text:style-name="P33"/>
            <text:p text:style-name="P33">Najniższy błąd obliczony jako<text:span text:style-name="T31"> względny błąd </text:span><text:s/><text:span text:style-name="T31">średniokwadratowy (</text:span>Relative Mean Square Error <text:span text:style-name="T31">)</text:span> po zbiorze danych pochodzących z roku 1998 i następujących danych wejściowych:</text:p>
            <text:list xml:id="list3460546608195100274" text:style-name="L13">
              <text:list-item>
                <text:p text:style-name="P114">stężenie PM10 o 12:00</text:p>
              </text:list-item>
              <text:list-item>
                <text:p text:style-name="P114">stężenie PM10 o 18:00</text:p>
              </text:list-item>
              <text:list-item>
                <text:p text:style-name="P114">maksymalna temperatura</text:p>
              </text:list-item>
              <text:list-item>
                <text:p text:style-name="P114">prognozowana maksymalna temperatura dla następnego dnia</text:p>
              </text:list-item>
              <text:list-item>
                <text:p text:style-name="P114">różnica między prognozowaną temp. Maksymalną i minimalną następnego dnia</text:p>
              </text:list-item>
              <text:list-item>
                <text:p text:style-name="P114">średnia prognozowana prędkość wiatru</text:p>
              </text:list-item>
            </text:list>
            <text:p text:style-name="P33"/>
          </table:table-cell>
          <table:table-cell table:style-name="Tabela1.A2" table:number-columns-spanned="9" office:value-type="string">
            <text:p text:style-name="P33">Różne błędy <text:span text:style-name="T33">względne</text:span> w zależności od zestawu <text:soft-page-break/>parametrów wejściowych i danych wykorzystanych do tr<text:span text:style-name="T32">e</text:span>nowania. Najniższy błąd 16% dla danych z 1998 roku. Najwyższy: 22% dla danych z lat 1998-1999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office:value-type="string">
            <text:p text:style-name="P34">Nie wskazano</text:p>
          </table:table-cell>
          <table:table-cell table:style-name="Tabela1.N2" office:value-type="string">
            <text:p text:style-name="P34">Praca opublikowana <text:soft-page-break/>w 2002 roku. Ważna ze względów historycznych, ale raczej mało użyteczna.</text:p>
          </table:table-cell>
        </table:table-row>
        <table:table-row>
          <table:table-cell table:style-name="Tabela1.A2" table:number-rows-spanned="7" office:value-type="string">
            <text:p text:style-name="P86">Artificial neural network models for prediction of daily fine particulate matter concentrations in Algiers</text:p>
            <text:p text:style-name="P86">M. R. Chellali, H. Abderrahim, A. Hamou, A. <text:soft-page-break/>Nebatti, J. Janovec</text:p>
            <text:p text:style-name="P87">2016</text:p>
          </table:table-cell>
          <table:table-cell table:style-name="Tabela1.A2" table:number-rows-spanned="7" office:value-type="string">
            <text:p text:style-name="P35">Dane zapisywane co godzinę, pochodzące ze stacji meteorologicznej w Aligerze. Zebrane w latach 2002 – 2003.</text:p>
            <text:p text:style-name="P35"/>
            <text:p text:style-name="P35">Parametry (wartości zaobserwowane 24 godziny wcześniej, z wyjątkiem wilgotności – 48 godzin):</text:p>
            <text:list xml:id="list5258774680687282581" text:style-name="L14">
              <text:list-item>
                <text:p text:style-name="P115">stężenie PM10</text:p>
              </text:list-item>
              <text:list-item>
                <text:p text:style-name="P115">prędkość wiatru</text:p>
              </text:list-item>
              <text:list-item>
                <text:p text:style-name="P115">wilgotność względna </text:p>
              </text:list-item>
              <text:list-item>
                <text:p text:style-name="P115">temperatura</text:p>
              </text:list-item>
            </text:list>
            <text:p text:style-name="P35"/>
            <text:p text:style-name="P36">Dane były niekompletne. Wybrakowane <text:s/>5% <text:soft-page-break/>danych wynikało głównie z przerw w dostępie do energii elektrycznej. Wybrakowane dane nie zostały użyte.</text:p>
          </table:table-cell>
          <table:table-cell table:style-name="Tabela1.A2" table:number-rows-spanned="7" office:value-type="string">
            <text:p text:style-name="P41">Cel predykcji: średnie dzienne stężenie PM10.</text:p>
            <text:p text:style-name="P41"/>
            <text:p text:style-name="P36">MLP, jedna warstwa ukryta. <text:span text:style-name="T27">Dla dwóch warstw dokładność predykcji była niesatysfakcjonująca. </text:span></text:p>
            <text:p text:style-name="P36"/>
            <text:p text:style-name="P38">Najlepsze wyniki dla sieci 4-15-1.</text:p>
            <text:p text:style-name="P38">learning rate = 0.05</text:p>
            <text:p text:style-name="P38">liczba epok = 23</text:p>
          </table:table-cell>
          <table:table-cell table:style-name="Tabela1.A2" table:number-columns-spanned="9" office:value-type="string">
            <text:p text:style-name="P57">Wyniki dla najlepszego modelu (4-15-1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table:number-rows-spanned="7" office:value-type="string">
            <text:p text:style-name="P36">MATLAB 7 neural network toolbox</text:p>
          </table:table-cell>
          <table:table-cell table:style-name="Tabela1.N2" table:number-rows-spanned="7" office:value-type="string">
            <text:p text:style-name="P37">Dokładnie opisane dane i eksperymenty razem z miarami jakości predykcji.</text:p>
            <text:p text:style-name="P40">Zawiera tabelę z porównaniem rezultatów z innymi pracami.</text:p>
            <text:p text:style-name="P37"><text:soft-page-break/>Przydatny artykuł.</text:p>
          </table:table-cell>
        </table:table-row>
        <table:table-row>
          <table:covered-table-cell/>
          <table:covered-table-cell/>
          <table:covered-table-cell/>
          <table:table-cell table:style-name="Tabela1.A2" table:number-columns-spanned="4" office:value-type="string">
            <text:p text:style-name="P38">Learn<text:span text:style-name="T44">ing </text:span>rate</text:p>
          </table:table-cell>
          <table:covered-table-cell/>
          <table:covered-table-cell/>
          <table:covered-table-cell/>
          <table:table-cell table:style-name="Tabela1.A2" table:number-columns-spanned="5" office:value-type="string">
            <text:p text:style-name="P38">0.05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table:number-columns-spanned="4" office:value-type="string">
            <text:p text:style-name="P39">NMSE</text:p>
          </table:table-cell>
          <table:covered-table-cell/>
          <table:covered-table-cell/>
          <table:covered-table-cell/>
          <table:table-cell table:style-name="Tabela1.A2" table:number-columns-spanned="5" office:value-type="string">
            <text:p text:style-name="P57">0.00375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table:number-columns-spanned="4" office:value-type="string">
            <text:p text:style-name="P57">MAE</text:p>
          </table:table-cell>
          <table:covered-table-cell/>
          <table:covered-table-cell/>
          <table:covered-table-cell/>
          <table:table-cell table:style-name="Tabela1.A2" table:number-columns-spanned="5" office:value-type="string">
            <text:p text:style-name="P57">10.7985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table:number-columns-spanned="4" office:value-type="string">
            <text:p text:style-name="P39">IA</text:p>
          </table:table-cell>
          <table:covered-table-cell/>
          <table:covered-table-cell/>
          <table:covered-table-cell/>
          <table:table-cell table:style-name="Tabela1.A2" table:number-columns-spanned="5" office:value-type="string">
            <text:p text:style-name="P57">0.9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table:number-columns-spanned="4" office:value-type="string">
            <text:p text:style-name="P39">RMSE</text:p>
          </table:table-cell>
          <table:covered-table-cell/>
          <table:covered-table-cell/>
          <table:covered-table-cell/>
          <table:table-cell table:style-name="Tabela1.A2" table:number-columns-spanned="5" office:value-type="string">
            <text:p text:style-name="P57">13.7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table:number-columns-spanned="4" office:value-type="string">
            <text:p text:style-name="P39">R<text:span text:style-name="T28">2</text:span></text:p>
          </table:table-cell>
          <table:covered-table-cell/>
          <table:covered-table-cell/>
          <table:covered-table-cell/>
          <table:table-cell table:style-name="Tabela1.A2" table:number-columns-spanned="5" office:value-type="string">
            <text:p text:style-name="P57">0.8535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88">Forecasting hourly PM2.5 in Santiago de Chile with emphasis on night episodes</text:p>
            <text:p text:style-name="P88">Patricio Perez, Ernesto Gramsch</text:p>
            <text:p text:style-name="P88">2015</text:p>
          </table:table-cell>
          <table:table-cell table:style-name="Tabela1.A2" office:value-type="string">
            <text:p text:style-name="P44">Dane gromadzone co godzinę przez 2 stacje monitorujące na terenie Santiago de Chile <text:span text:style-name="T30">pochodzące z lat 2010-2011</text:span>.</text:p>
            <text:p text:style-name="P45">Dane testowe pochodzą z 2012 r.</text:p>
            <text:p text:style-name="P44"/>
            <text:p text:style-name="P44">Parametry (jeśli nie zaznaczono inaczej, pochodzące ze stacji Cerro Navia):</text:p>
            <text:list xml:id="list1965755565822902168" text:style-name="L15">
              <text:list-item>
                <text:p text:style-name="P116">średnie stężenie PM2.5 o 18:00,</text:p>
              </text:list-item>
              <text:list-item>
                <text:p text:style-name="P116">średnie stężenie PM2.5 o 19:00,</text:p>
              </text:list-item>
              <text:list-item>
                <text:p text:style-name="P116">średnie stężenie PM10 o 18:00,</text:p>
              </text:list-item>
              <text:list-item>
                <text:p text:style-name="P116">średnie stężenie PM10 o 19:00,</text:p>
              </text:list-item>
              <text:list-item>
                <text:p text:style-name="P116">średnie stężenie PM2.5 o 18:00 przy stacji Pudahuel,</text:p>
              </text:list-item>
              <text:list-item>
                <text:p text:style-name="P116">średnie stężenie PM2.5 o 19:00 przy stacji Pudahuel,</text:p>
              </text:list-item>
              <text:list-item>
                <text:p text:style-name="P116">średnie stężenie PM10 o 18:00 przy stacji Pudahuel,</text:p>
              </text:list-item>
              <text:list-item>
                <text:p text:style-name="P116">średnie stężenie PM10 o 19:00 przy stacji Pudahuel,</text:p>
              </text:list-item>
              <text:list-item>
                <text:p text:style-name="P116">prędkość wiatru o 19:00,</text:p>
              </text:list-item>
              <text:list-item>
                <text:p text:style-name="P116">wilgotność względna o 19:00,</text:p>
              </text:list-item>
              <text:list-item>
                <text:p text:style-name="P117">amplituda temperatury aktualnego dnia,</text:p>
              </text:list-item>
              <text:list-item>
                <text:p text:style-name="P117">prognozowana amplituda temperatury kolejnego dnia,</text:p>
              </text:list-item>
              <text:list-item>
                <text:p text:style-name="P117">prognozowany współczynnik wentylacji PMCA kolejnego dnia.</text:p>
              </text:list-item>
            </text:list>
          </table:table-cell>
          <table:table-cell table:style-name="Tabela1.A2" office:value-type="string">
            <text:p text:style-name="P42">Cel predykcji: <text:span text:style-name="T29">średn godzinowy poziom zanieczyszczenia PM2.5. Predykcja odbywa się dla godzin. 20:00 danego dnia do 16:00 dnia kolejnego dla okresu 1.04.2012 – 31.08.2012.</text:span></text:p>
            <text:p text:style-name="P42"/>
            <text:p text:style-name="P45">Dla każdego opóźnienia (+1h, +2h, …, + 15h) została wytrenowana osobna sieć.</text:p>
            <text:p text:style-name="P42"/>
            <text:p text:style-name="P44">Sieć neuronowa feedforward – 13 zmiennych wejściowych, 1 warstwa ukryta z 8 neuronami, 1 neuron wyjściowy</text:p>
            <text:p text:style-name="P42"/>
            <text:p text:style-name="P42"/>
          </table:table-cell>
          <table:table-cell table:style-name="Tabela1.A2" table:number-columns-spanned="9" office:value-type="string">
            <text:p text:style-name="P46">Błąd względny rzędu 30 - <text:span text:style-name="T36">60</text:span>%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office:value-type="string">
            <text:p text:style-name="P46">Nie wskazano.</text:p>
          </table:table-cell>
          <table:table-cell table:style-name="Tabela1.N2" office:value-type="string">
            <text:p text:style-name="P37"/>
          </table:table-cell>
        </table:table-row>
        <table:table-row>
          <table:table-cell table:style-name="Tabela1.A2" table:number-rows-spanned="3" office:value-type="string">
            <text:p text:style-name="P89">Neural network forecast of daily pollution concentration using optimal meteorological data at synoptic <text:soft-page-break/>and local scales</text:p>
            <text:p text:style-name="P89">Ana Russo, Pedro G. Lind , Frank Raischel , Ricardo Trigo, Manuel Mendes</text:p>
            <text:p text:style-name="P92">2015</text:p>
          </table:table-cell>
          <table:table-cell table:style-name="Tabela1.A2" table:number-rows-spanned="3" office:value-type="string">
            <text:p text:style-name="P47">Dane gromadzone przez 12 stacji monitorujących na terenie Lizbony w latach 2002 – 2006. Dane z roku 2006 zostały wykorzystane do testów, pozostałe - do trenowania.</text:p>
            <text:p text:style-name="P47"/>
            <text:p text:style-name="P47">Parametry <text:span text:style-name="T34">(zmierzone dnia poprzedniego)</text:span>:</text:p>
            <text:list xml:id="list8222504817213897977" text:style-name="L16">
              <text:list-item>
                <text:p text:style-name="P118">średnie dzienne stężenie NO, NO2, CO, PM10 <text:span text:style-name="T38">(CO, NO – niewielki wpływ)</text:span>,</text:p>
              </text:list-item>
              <text:list-item>
                <text:p text:style-name="P118">maksymalne dzienne stężenie PM10,</text:p>
              </text:list-item>
              <text:list-item>
                <text:p text:style-name="P118"><text:soft-page-break/>stężenie PM10 o 0:00 <text:span text:style-name="T38">(najważniejszy czynnik)</text:span>,</text:p>
              </text:list-item>
              <text:list-item>
                <text:p text:style-name="P118">Circulation Weather Type, określony na podstawie ciśnienia średniego ciśnienia na poziomie morza (SLP), wilgotności względnej, temperatury i wysokości <text:span text:style-name="T35">geopotencjalnej</text:span> <text:span text:style-name="T35">dla 1000 hPa (niewielki wpływ),</text:span></text:p>
              </text:list-item>
              <text:list-item>
                <text:p text:style-name="P118">wysokość warstwy granicznej (boundary layer height) o godzinach: 3:00, 9:00, 21:00 (chodzi o najniższą warstwę atmosfery, która ulega dobowym wahaniom temperatury),</text:p>
              </text:list-item>
              <text:list-item>
                <text:p text:style-name="P118">maksymalna dzienna temperatura,</text:p>
              </text:list-item>
              <text:list-item>
                <text:p text:style-name="P118">średni kierunek wiatru,</text:p>
              </text:list-item>
              <text:list-item>
                <text:p text:style-name="P118">średnia prędkość <text:span text:style-name="T39">(?, w pracy użyto pojęcia intensity) </text:span>wiatru <text:span text:style-name="T40">(znikomy wpływ)</text:span>,</text:p>
              </text:list-item>
              <text:list-item>
                <text:p text:style-name="P118">średnia wilgotność względna,</text:p>
              </text:list-item>
              <text:list-item>
                <text:p text:style-name="P119">radiancja <text:span text:style-name="T38">(znikomy wpływ)</text:span>.</text:p>
              </text:list-item>
            </text:list>
          </table:table-cell>
          <table:table-cell table:style-name="Tabela1.A2" table:number-rows-spanned="3" office:value-type="string">
            <text:p text:style-name="P49">Cel predykcji: poziom PM10 w chwili t + 1 dzień.</text:p>
            <text:p text:style-name="P49"/>
            <text:p text:style-name="P49">Multiple Linear Regression,</text:p>
            <text:p text:style-name="P49">Sieć neuronowa z jedną warstwą ukrytą i 2 <text:span text:style-name="T38">lub </text:span>3 neuronami ukrytymi – <text:span text:style-name="T38">skuteczność zbliżona.</text:span></text:p>
            <text:p text:style-name="P49"/>
            <text:p text:style-name="P75"><text:span text:style-name="T12">Zastosowano 2 warianty modeli dla </text:span><text:soft-page-break/><text:span text:style-name="T12">modelowania:</text:span></text:p>
            <text:list xml:id="list4075126244933833821" text:style-name="L17">
              <text:list-item>
                <text:p text:style-name="P120">sygnału kompletnego,</text:p>
              </text:list-item>
              <text:list-item>
                <text:p text:style-name="P120">komponentów rezydualnych.</text:p>
              </text:list-item>
            </text:list>
            <text:p text:style-name="P49"/>
            <text:p text:style-name="P50">Zbiór zmiennych wejściowych został ograniczony przy użyciu metody Forward Selection.</text:p>
          </table:table-cell>
          <table:table-cell table:style-name="Tabela1.A2" table:number-columns-spanned="9" office:value-type="string">
            <text:p text:style-name="P51">Wartości dla najlepszego modelu (RES-7-NN3)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table:number-rows-spanned="3" office:value-type="string">
            <text:p text:style-name="P51">Nie wskazano</text:p>
          </table:table-cell>
          <table:table-cell table:style-name="Tabela1.N2" table:number-rows-spanned="3" office:value-type="string">
            <text:p text:style-name="P37"/>
          </table:table-cell>
        </table:table-row>
        <table:table-row>
          <table:covered-table-cell/>
          <table:covered-table-cell/>
          <table:covered-table-cell/>
          <table:table-cell table:style-name="Tabela1.A2" table:number-columns-spanned="2" office:value-type="string">
            <text:p text:style-name="P66">r</text:p>
          </table:table-cell>
          <table:covered-table-cell/>
          <table:table-cell table:style-name="Tabela1.A2" table:number-columns-spanned="7" office:value-type="string">
            <text:p text:style-name="P58">0.8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table:number-columns-spanned="2" office:value-type="string">
            <text:p text:style-name="P52">RMSE</text:p>
          </table:table-cell>
          <table:covered-table-cell/>
          <table:table-cell table:style-name="Tabela1.A2" table:number-columns-spanned="7" office:value-type="string">
            <text:p text:style-name="P52">11.6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rows-spanned="6" office:value-type="string">
            <text:p text:style-name="P90">Neural network forecasting of air pollutants hourly concentrations using optimised temporal averages of meteorological variables and pollutant concentrations</text:p>
            <text:p text:style-name="P90">Lovro Hrust, Zvjezdana Bencetić Klaić, Josip Krizan, Oleg Antonić, Predrag <text:soft-page-break/>Hercog</text:p>
            <text:p text:style-name="P90"/>
            <text:p text:style-name="P91">2009</text:p>
          </table:table-cell>
          <table:table-cell table:style-name="Tabela1.A2" table:number-rows-spanned="6" office:value-type="string">
            <text:p text:style-name="P59">Dane pochodzą ze stacji monitorującej w Zagrzebiu. Zawierają one wartości średnie z 15 minut. <text:span text:style-name="T46">Pomiary zostały rozpoczęte w styczniu 2004 r.</text:span></text:p>
            <text:p text:style-name="P59"/>
            <text:p text:style-name="P61">Parametry:</text:p>
            <text:list xml:id="list1868568096882580549" text:style-name="L18">
              <text:list-item>
                <text:p text:style-name="P121">poziomy PM10, CO, <text:span text:style-name="T48">NO2, O3.</text:span></text:p>
              </text:list-item>
              <text:list-item>
                <text:p text:style-name="P122">Wilgotność względna,</text:p>
              </text:list-item>
              <text:list-item>
                <text:p text:style-name="P122">ciśnienie,</text:p>
              </text:list-item>
              <text:list-item>
                <text:p text:style-name="P122">temperatura,</text:p>
              </text:list-item>
              <text:list-item>
                <text:p text:style-name="P122">prędkość wiatru.</text:p>
              </text:list-item>
              <text:list-item>
                <text:p text:style-name="P122">Kierunek wiatru (rozłożony na składową północną i wschodnią).</text:p>
              </text:list-item>
            </text:list>
            <text:p text:style-name="P62"/>
            <text:p text:style-name="P60">W zależności od typu zanieczyszczenia 2 – 11% danych było wybrakowanych. Zostały one pominięte w eksperymentach numerycznych.</text:p>
            <text:p text:style-name="P60"/>
            <text:p text:style-name="P63">Dane wejściowe dla modelu:</text:p>
            <text:list xml:id="list6624114725200287504" text:style-name="L19">
              <text:list-item>
                <text:p text:style-name="P123"><text:soft-page-break/>wilgotność,</text:p>
              </text:list-item>
              <text:list-item>
                <text:p text:style-name="P123">prędkość i kierunek wiatru,</text:p>
              </text:list-item>
              <text:list-item>
                <text:p text:style-name="P123">ciśnienie atmosferyczne,</text:p>
              </text:list-item>
              <text:list-item>
                <text:p text:style-name="P123">początkowe stężenie czynnika zanieczyszczającego danego dnia,</text:p>
              </text:list-item>
              <text:list-item>
                <text:p text:style-name="P125">godzina UTC,</text:p>
              </text:list-item>
              <text:list-item>
                <text:p text:style-name="P125">dzień tygodnia,</text:p>
              </text:list-item>
              <text:list-item>
                <text:p text:style-name="P125">moment na przestrzeni roku reprezentowanego przez cosinusoidę<draw:frame draw:style-name="fr1" draw:name="Obiekt1" text:anchor-type="as-char" svg:y="-0.619cm" svg:width="1.91cm" svg:height="0.998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, gdzie t to numer dnia w roku, a T liczba dni w roku.</text:p>
              </text:list-item>
            </text:list>
          </table:table-cell>
          <table:table-cell table:style-name="Tabela1.A2" table:number-rows-spanned="6" office:value-type="string">
            <text:p text:style-name="P62">Cel predykcji: stężenie CO, PM10 i O3 o zadanej godzinie.</text:p>
            <text:p text:style-name="P62"/>
            <text:p text:style-name="P62">Multi Layer Perceptron z <text:span text:style-name="T50">1-2</text:span> warstwami ukrytymi. <text:span text:style-name="T50">Najlepsze rezultaty dla 1 warstwy ukrytej z 22 neuronami.</text:span></text:p>
            <text:p text:style-name="P62"/>
            <text:p text:style-name="P62">Dane wejściowe zostały dobrane na podstawie analizy fourierowskiej.</text:p>
            <text:p text:style-name="P62"/>
            <text:p text:style-name="P64">Wartości wejściowe stanowią średnie <text:span text:style-name="T49">kroczące wyznaczone po różnej liczbie godzin, dla różnych parametrów wejściowych i czynników zanieczyszczających. Okresy zostały wyznaczone na podstawie korelacji między stężeniem prognozowanym a faktycznym.</text:span></text:p>
            <text:p text:style-name="P64"/>
            <text:p text:style-name="P67"><text:soft-page-break/>W niektórych przypadkach (np. prędkość wiatru w kierunku północnym) na wejście sieci neuronowej przekazywane są dwie wartości uśrednione po różnych okresach (1h i 25h dla NO2). <text:s/></text:p>
            <text:p text:style-name="P63"/>
            <text:p text:style-name="P63">Learning rate = 0.1</text:p>
            <text:p text:style-name="P63">momentum = 0.3</text:p>
            <text:p text:style-name="P63">liczba epok &lt;= 5000</text:p>
            <text:p text:style-name="P63"/>
            <text:p text:style-name="P63">Funkcje aktywacji w warstwach:</text:p>
            <text:list xml:id="list5444595364006630688" text:style-name="L20">
              <text:list-item>
                <text:p text:style-name="P124">ukrytych – logistyczna,</text:p>
              </text:list-item>
              <text:list-item>
                <text:p text:style-name="P124">wyjściowej – liniowa.</text:p>
              </text:list-item>
            </text:list>
          </table:table-cell>
          <table:table-cell table:style-name="Tabela1.A2" table:number-columns-spanned="9" office:value-type="string">
            <text:p text:style-name="P65">Wyniki dla sieci neuronowej z 1 warstwą ukrytą i 22 neuronami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table:number-rows-spanned="6" office:value-type="string">
            <text:p text:style-name="P53">Nie wskazano</text:p>
          </table:table-cell>
          <table:table-cell table:style-name="Tabela1.N2" table:number-rows-spanned="6" office:value-type="string">
            <text:p text:style-name="P37"/>
          </table:table-cell>
        </table:table-row>
        <table:table-row>
          <table:covered-table-cell/>
          <table:covered-table-cell/>
          <table:covered-table-cell/>
          <table:table-cell table:style-name="Tabela1.A2" office:value-type="string">
            <text:p text:style-name="P65"/>
          </table:table-cell>
          <table:table-cell table:style-name="Tabela1.A2" table:number-columns-spanned="2" office:value-type="string">
            <text:p text:style-name="P65">NO2</text:p>
          </table:table-cell>
          <table:covered-table-cell/>
          <table:table-cell table:style-name="Tabela1.A2" table:number-columns-spanned="3" office:value-type="string">
            <text:p text:style-name="P65">O3</text:p>
          </table:table-cell>
          <table:covered-table-cell/>
          <table:covered-table-cell/>
          <table:table-cell table:style-name="Tabela1.A2" table:number-columns-spanned="2" office:value-type="string">
            <text:p text:style-name="P65">CO</text:p>
          </table:table-cell>
          <table:covered-table-cell/>
          <table:table-cell table:style-name="Tabela1.A2" office:value-type="string">
            <text:p text:style-name="P65">PM10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office:value-type="string">
            <text:p text:style-name="P65">MAE</text:p>
          </table:table-cell>
          <table:table-cell table:style-name="Tabela1.A2" table:number-columns-spanned="2" office:value-type="string">
            <text:p text:style-name="P65">5.43</text:p>
          </table:table-cell>
          <table:covered-table-cell/>
          <table:table-cell table:style-name="Tabela1.A2" table:number-columns-spanned="3" office:value-type="string">
            <text:p text:style-name="P65">8.49</text:p>
            <text:p text:style-name="P65"/>
          </table:table-cell>
          <table:covered-table-cell/>
          <table:covered-table-cell/>
          <table:table-cell table:style-name="Tabela1.A2" table:number-columns-spanned="2" office:value-type="string">
            <text:p text:style-name="P65">0.16</text:p>
            <text:p text:style-name="P65"/>
          </table:table-cell>
          <table:covered-table-cell/>
          <table:table-cell table:style-name="Tabela1.A2" office:value-type="string">
            <text:p text:style-name="P65">10.11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office:value-type="string">
            <text:p text:style-name="P65">RMSE</text:p>
          </table:table-cell>
          <table:table-cell table:style-name="Tabela1.A2" table:number-columns-spanned="2" office:value-type="string">
            <text:p text:style-name="P65">7.95</text:p>
            <text:p text:style-name="P65"/>
          </table:table-cell>
          <table:covered-table-cell/>
          <table:table-cell table:style-name="Tabela1.A2" table:number-columns-spanned="3" office:value-type="string">
            <text:p text:style-name="P65">11.24</text:p>
          </table:table-cell>
          <table:covered-table-cell/>
          <table:covered-table-cell/>
          <table:table-cell table:style-name="Tabela1.A2" table:number-columns-spanned="2" office:value-type="string">
            <text:p text:style-name="P65">0.24</text:p>
          </table:table-cell>
          <table:covered-table-cell/>
          <table:table-cell table:style-name="Tabela1.A2" office:value-type="string">
            <text:p text:style-name="P65">14.70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office:value-type="string">
            <text:p text:style-name="P65">IA</text:p>
          </table:table-cell>
          <table:table-cell table:style-name="Tabela1.A2" table:number-columns-spanned="2" office:value-type="string">
            <text:p text:style-name="P65">0.96</text:p>
          </table:table-cell>
          <table:covered-table-cell/>
          <table:table-cell table:style-name="Tabela1.A2" table:number-columns-spanned="3" office:value-type="string">
            <text:p text:style-name="P65">0.97</text:p>
          </table:table-cell>
          <table:covered-table-cell/>
          <table:covered-table-cell/>
          <table:table-cell table:style-name="Tabela1.A2" table:number-columns-spanned="2" office:value-type="string">
            <text:p text:style-name="P65">0.93</text:p>
          </table:table-cell>
          <table:covered-table-cell/>
          <table:table-cell table:style-name="Tabela1.A2" office:value-type="string">
            <text:p text:style-name="P65">0.89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office:value-type="string">
            <text:p text:style-name="P65">R<text:span text:style-name="T28">2</text:span></text:p>
          </table:table-cell>
          <table:table-cell table:style-name="Tabela1.A2" table:number-columns-spanned="2" office:value-type="string">
            <text:p text:style-name="P65">0.86</text:p>
          </table:table-cell>
          <table:covered-table-cell/>
          <table:table-cell table:style-name="Tabela1.A2" table:number-columns-spanned="3" office:value-type="string">
            <text:p text:style-name="P65">0.90</text:p>
          </table:table-cell>
          <table:covered-table-cell/>
          <table:covered-table-cell/>
          <table:table-cell table:style-name="Tabela1.A2" table:number-columns-spanned="2" office:value-type="string">
            <text:p text:style-name="P65">0.77</text:p>
          </table:table-cell>
          <table:covered-table-cell/>
          <table:table-cell table:style-name="Tabela1.A2" office:value-type="string">
            <text:p text:style-name="P65">0.66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Standard"/>
          </table:table-cell>
          <table:table-cell table:style-name="Tabela1.A2" office:value-type="string">
            <text:p text:style-name="Standard"/>
          </table:table-cell>
          <table:table-cell table:style-name="Tabela1.A2" office:value-type="string">
            <text:p text:style-name="Standard"/>
          </table:table-cell>
          <table:table-cell table:style-name="Tabela1.A2" table:number-columns-spanned="9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office:value-type="string">
            <text:p text:style-name="Standard"/>
          </table:table-cell>
          <table:table-cell table:style-name="Tabela1.N2" office:value-type="string">
            <text:p text:style-name="Standard"/>
          </table:table-cell>
        </table:table-row>
        <table:table-row>
          <table:table-cell table:style-name="Tabela1.A2" office:value-type="string">
            <text:p text:style-name="Standard"/>
          </table:table-cell>
          <table:table-cell table:style-name="Tabela1.A2" office:value-type="string">
            <text:p text:style-name="Standard"/>
          </table:table-cell>
          <table:table-cell table:style-name="Tabela1.A2" office:value-type="string">
            <text:p text:style-name="Standard"/>
          </table:table-cell>
          <table:table-cell table:style-name="Tabela1.A2" table:number-columns-spanned="9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office:value-type="string">
            <text:p text:style-name="Standard"/>
          </table:table-cell>
          <table:table-cell table:style-name="Tabela1.N2" office:value-type="string">
            <text:p text:style-name="Standard"/>
          </table:table-cell>
        </table:table-row>
        <table:table-row>
          <table:table-cell table:style-name="Tabela1.A2" office:value-type="string">
            <text:p text:style-name="Standard"/>
          </table:table-cell>
          <table:table-cell table:style-name="Tabela1.A2" office:value-type="string">
            <text:p text:style-name="Standard"/>
          </table:table-cell>
          <table:table-cell table:style-name="Tabela1.A2" office:value-type="string">
            <text:p text:style-name="Standard"/>
          </table:table-cell>
          <table:table-cell table:style-name="Tabela1.A2" table:number-columns-spanned="9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office:value-type="string">
            <text:p text:style-name="Standard"/>
          </table:table-cell>
          <table:table-cell table:style-name="Tabela1.N2" office:value-type="string">
            <text:p text:style-name="Standard"/>
          </table:table-cell>
        </table:table-row>
        <table:table-row>
          <table:table-cell table:style-name="Tabela1.A2" office:value-type="string">
            <text:p text:style-name="Standard"/>
          </table:table-cell>
          <table:table-cell table:style-name="Tabela1.A2" office:value-type="string">
            <text:p text:style-name="Standard"/>
          </table:table-cell>
          <table:table-cell table:style-name="Tabela1.A2" office:value-type="string">
            <text:p text:style-name="Standard"/>
          </table:table-cell>
          <table:table-cell table:style-name="Tabela1.A2" table:number-columns-spanned="9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office:value-type="string">
            <text:p text:style-name="Standard"/>
          </table:table-cell>
          <table:table-cell table:style-name="Tabela1.N2" office:value-type="string">
            <text:p text:style-name="Standard"/>
          </table:table-cell>
        </table:table-row>
        <table:table-row>
          <table:table-cell table:style-name="Tabela1.A2" office:value-type="string">
            <text:p text:style-name="Standard"/>
          </table:table-cell>
          <table:table-cell table:style-name="Tabela1.A2" office:value-type="string">
            <text:p text:style-name="Standard"/>
          </table:table-cell>
          <table:table-cell table:style-name="Tabela1.A2" office:value-type="string">
            <text:p text:style-name="Standard"/>
          </table:table-cell>
          <table:table-cell table:style-name="Tabela1.A2" table:number-columns-spanned="9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office:value-type="string">
            <text:p text:style-name="Standard"/>
          </table:table-cell>
          <table:table-cell table:style-name="Tabela1.N2" office:value-type="string">
            <text:p text:style-name="Standard"/>
          </table:table-cell>
        </table:table-row>
        <table:table-row>
          <table:table-cell table:style-name="Tabela1.A2" office:value-type="string">
            <text:p text:style-name="Standard"/>
          </table:table-cell>
          <table:table-cell table:style-name="Tabela1.A2" office:value-type="string">
            <text:p text:style-name="Standard"/>
          </table:table-cell>
          <table:table-cell table:style-name="Tabela1.A2" office:value-type="string">
            <text:p text:style-name="Standard"/>
          </table:table-cell>
          <table:table-cell table:style-name="Tabela1.A2" table:number-columns-spanned="9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office:value-type="string">
            <text:p text:style-name="Standard"/>
          </table:table-cell>
          <table:table-cell table:style-name="Tabela1.N2" office:value-type="string">
            <text:p text:style-name="Standard"/>
          </table:table-cell>
        </table:table-row>
      </table:table>
      <text:p text:style-name="Standard"/>
      <text:p text:style-name="P94">Obserwacje ogólne:</text:p>
      <text:list xml:id="list7331616571332788587" text:style-name="L21">
        <text:list-item>
          <text:p text:style-name="P95">dominujące podejście w znalezionych pracach – sieć neuronowa z pojedynczą warstwą ukrytą;</text:p>
        </text:list-item>
        <text:list-item>
          <text:p text:style-name="P95">używane miary skuteczności modeli:</text:p>
          <text:list>
            <text:list-item>
              <text:p text:style-name="P95">korelacja, </text:p>
            </text:list-item>
            <text:list-item>
              <text:p text:style-name="P95">współczynnik Pearson’a <text:span text:style-name="T45">r</text:span>,</text:p>
            </text:list-item>
            <text:list-item>
              <text:p text:style-name="P95">Relative Mean Square Error,</text:p>
            </text:list-item>
            <text:list-item>
              <text:p text:style-name="P95">Mean Absolute Error,</text:p>
            </text:list-item>
            <text:list-item>
              <text:p text:style-name="P95">Index of Agreement;</text:p>
            </text:list-item>
          </text:list>
        </text:list-item>
        <text:list-item>
          <text:p text:style-name="P96">techniki radzenia sobie z brakującymi danymi:</text:p>
          <text:list>
            <text:list-item>
              <text:p text:style-name="P96">nieuwzględnianie wybrakowanych rekordów,</text:p>
            </text:list-item>
            <text:list-item>
              <text:p text:style-name="P96">uzupełnianie braków uśrednionymi wartościami sąsiednimi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21:06:38.625371863</meta:creation-date>
    <dc:date>2018-02-12T19:35:25.264040045</dc:date>
    <meta:editing-duration>PT9H7M29S</meta:editing-duration>
    <meta:editing-cycles>102</meta:editing-cycles>
    <meta:generator>LibreOffice/5.1.6.2$Linux_X86_64 LibreOffice_project/10m0$Build-2</meta:generator>
    <meta:document-statistic meta:table-count="1" meta:image-count="0" meta:object-count="1" meta:page-count="8" meta:paragraph-count="345" meta:word-count="2383" meta:character-count="16386" meta:non-whitespace-character-count="14427"/>
  </office:meta>
</office:document-meta>
</file>

<file path=Object 1/content.xml><?xml version="1.0" encoding="utf-8"?>
<math xmlns="http://www.w3.org/1998/Math/MathML" display="block">
  <semantics>
    <mrow>
      <mi>cos</mi>
      <mrow>
        <mo fence="true" stretchy="false">(</mo>
        <mrow>
          <mfrac>
            <mrow>
              <mn>2</mn>
              <mi mathvariant="normal">π</mi>
              <mi>t</mi>
            </mrow>
            <mi>T</mi>
          </mfrac>
        </mrow>
        <mo fence="true" stretchy="false">)</mo>
      </mrow>
    </mrow>
    <annotation encoding="StarMath 5.0">cos({2 %pi t} over {T})</annotation>
  </semantics>
</math>
</file>